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7102in"/>
    </style:style>
    <style:style style:name="co4" style:family="table-column">
      <style:table-column-properties fo:break-before="auto" style:column-width="2.3909in"/>
    </style:style>
    <style:style style:name="co5" style:family="table-column">
      <style:table-column-properties fo:break-before="auto" style:column-width="4.5854in"/>
    </style:style>
    <style:style style:name="co6" style:family="table-column">
      <style:table-column-properties fo:break-before="auto" style:column-width="4.2929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9618in"/>
    </style:style>
    <style:style style:name="co11" style:family="table-column">
      <style:table-column-properties fo:break-before="auto" style:column-width="1.0783in"/>
    </style:style>
    <style:style style:name="co12" style:family="table-column">
      <style:table-column-properties fo:break-before="auto" style:column-width="3.87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866in"/>
    </style:style>
    <style:style style:name="co15" style:family="table-column">
      <style:table-column-properties fo:break-before="auto" style:column-width="1.4189in"/>
    </style:style>
    <style:style style:name="co16" style:family="table-column">
      <style:table-column-properties fo:break-before="auto" style:column-width="4.5591in"/>
    </style:style>
    <style:style style:name="co17" style:family="table-column">
      <style:table-column-properties fo:break-before="auto" style:column-width="2.5953in"/>
    </style:style>
    <style:style style:name="co18" style:family="table-column">
      <style:table-column-properties fo:break-before="auto" style:column-width="0.7846in"/>
    </style:style>
    <style:style style:name="ro1" style:family="table-row">
      <style:table-row-properties style:row-height="0.4665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55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1.1in" fo:break-before="auto" style:use-optimal-row-height="false"/>
    </style:style>
    <style:style style:name="ro7" style:family="table-row">
      <style:table-row-properties style:row-height="0.3665in" fo:break-before="auto" style:use-optimal-row-height="false"/>
    </style:style>
    <style:style style:name="ro8" style:family="table-row">
      <style:table-row-properties style:row-height="1.4665in" fo:break-before="auto" style:use-optimal-row-height="false"/>
    </style:style>
    <style:style style:name="ro9" style:family="table-row">
      <style:table-row-properties style:row-height="0.6in" fo:break-before="auto" style:use-optimal-row-height="false"/>
    </style:style>
    <style:style style:name="ro10" style:family="table-row">
      <style:table-row-properties style:row-height="1.2835in" fo:break-before="auto" style:use-optimal-row-height="false"/>
    </style:style>
    <style:style style:name="ro11" style:family="table-row">
      <style:table-row-properties style:row-height="0.91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_20__28_2_29_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Excel_5f_BuiltIn_5f_Comma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17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7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1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style:glyph-orientation-vertical="0"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12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12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74pt fine-dashe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91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52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53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5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4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2.75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105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299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06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4.470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7.636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6.888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5.109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4.480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2.010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32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2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367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3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727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41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55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882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91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648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3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3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82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9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642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664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3.313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3.031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67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244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74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291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77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765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377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91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076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280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435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649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587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Sheet1.A1">
          <table:help-message table:display="true">
            <text:p>Mã chứng từ</text:p>
          </table:help-message>
          <table:error-message table:message-type="stop" table:display="true"/>
        </table:content-validation>
        <table:content-validation table:name="val2" table:base-cell-address="Sheet1.B2">
          <table:help-message table:display="true">
            <text:p>Ngày chứng từ</text:p>
          </table:help-message>
          <table:error-message table:message-type="stop" table:display="true"/>
        </table:content-validation>
        <table:content-validation table:name="val3" table:base-cell-address="Sheet1.C2">
          <table:help-message table:display="true">
            <text:p>Số chứng từ</text:p>
          </table:help-message>
          <table:error-message table:message-type="stop" table:display="true"/>
        </table:content-validation>
        <table:content-validation table:name="val4" table:base-cell-address="Sheet1.D2">
          <table:help-message table:display="true">
            <text:p>Mã tiền tệ</text:p>
          </table:help-message>
          <table:error-message table:message-type="stop" table:display="true"/>
        </table:content-validation>
        <table:content-validation table:name="val5" table:base-cell-address="Sheet1.E2">
          <table:help-message table:display="true">
            <text:p>Tỷ giá</text:p>
          </table:help-message>
          <table:error-message table:message-type="stop" table:display="true"/>
        </table:content-validation>
        <table:content-validation table:name="val6" table:base-cell-address="Sheet1.F2">
          <table:help-message table:display="true">
            <text:p>Mã đối tượng</text:p>
          </table:help-message>
          <table:error-message table:message-type="stop" table:display="true"/>
        </table:content-validation>
        <table:content-validation table:name="val7" table:base-cell-address="Sheet1.G2">
          <table:help-message table:display="true">
            <text:p>Ông bà</text:p>
          </table:help-message>
          <table:error-message table:message-type="stop" table:display="true"/>
        </table:content-validation>
        <table:content-validation table:name="val8" table:base-cell-address="Sheet1.H2">
          <table:help-message table:display="true">
            <text:p>Địa chỉ</text:p>
          </table:help-message>
          <table:error-message table:message-type="stop" table:display="true"/>
        </table:content-validation>
        <table:content-validation table:name="val9" table:base-cell-address="Sheet1.I7">
          <table:help-message table:display="true">
            <text:p>Diễn giải</text:p>
          </table:help-message>
          <table:error-message table:message-type="stop" table:display="true"/>
        </table:content-validation>
        <table:content-validation table:name="val10" table:base-cell-address="Sheet1.J2">
          <table:help-message table:display="true">
            <text:p>Tiền</text:p>
          </table:help-message>
          <table:error-message table:message-type="stop" table:display="true"/>
        </table:content-validation>
        <table:content-validation table:name="val11" table:base-cell-address="Sheet1.K2">
          <table:help-message table:display="true">
            <text:p>Tiền nguyên tệ</text:p>
          </table:help-message>
          <table:error-message table:message-type="stop" table:display="true"/>
        </table:content-validation>
        <table:content-validation table:name="val12" table:base-cell-address="Sheet1.L7">
          <table:help-message table:display="true">
            <text:p>Tài khoản nợ</text:p>
          </table:help-message>
          <table:error-message table:message-type="stop" table:display="true"/>
        </table:content-validation>
        <table:content-validation table:name="val13" table:base-cell-address="Sheet1.M7">
          <table:help-message table:display="true">
            <text:p>Tài khoản có</text:p>
          </table:help-message>
          <table:error-message table:message-type="stop" table:display="true"/>
        </table:content-validation>
        <table:content-validation table:name="val14" table:base-cell-address="Sheet1.N2">
          <table:help-message table:display="true">
            <text:p>Mã thuế</text:p>
          </table:help-message>
          <table:error-message table:message-type="stop" table:display="true"/>
        </table:content-validation>
        <table:content-validation table:name="val15" table:base-cell-address="Sheet1.O2">
          <table:help-message table:display="true">
            <text:p>Thuế suất VAT</text:p>
          </table:help-message>
          <table:error-message table:message-type="stop" table:display="true"/>
        </table:content-validation>
        <table:content-validation table:name="val16" table:base-cell-address="Sheet1.P2">
          <table:help-message table:display="true">
            <text:p>Tiền thuế VAT</text:p>
          </table:help-message>
          <table:error-message table:message-type="stop" table:display="true"/>
        </table:content-validation>
        <table:content-validation table:name="val17" table:base-cell-address="Sheet1.Q2">
          <table:help-message table:display="true">
            <text:p>Tiền thuế VAT nguyên tệ</text:p>
          </table:help-message>
          <table:error-message table:message-type="stop" table:display="true"/>
        </table:content-validation>
        <table:content-validation table:name="val18" table:base-cell-address="Sheet1.R2">
          <table:help-message table:display="true">
            <text:p>Tk nợ VAT</text:p>
          </table:help-message>
          <table:error-message table:message-type="stop" table:display="true"/>
        </table:content-validation>
        <table:content-validation table:name="val19" table:base-cell-address="Sheet1.S2">
          <table:help-message table:display="true">
            <text:p>Tk có VAT</text:p>
          </table:help-message>
          <table:error-message table:message-type="stop" table:display="true"/>
        </table:content-validation>
        <table:content-validation table:name="val20" table:base-cell-address="Sheet1.T2">
          <table:help-message table:display="true">
            <text:p>Hạn thanh toán</text:p>
          </table:help-message>
          <table:error-message table:message-type="stop" table:display="true"/>
        </table:content-validation>
        <table:content-validation table:name="val21" table:base-cell-address="Sheet1.U1">
          <table:help-message table:display="true">
            <text:p>Ngày hóa đơn</text:p>
          </table:help-message>
          <table:error-message table:message-type="stop" table:display="true"/>
        </table:content-validation>
        <table:content-validation table:name="val22" table:base-cell-address="Sheet1.V1">
          <table:help-message table:display="true">
            <text:p>Số hóa đơn</text:p>
          </table:help-message>
          <table:error-message table:message-type="stop" table:display="true"/>
        </table:content-validation>
        <table:content-validation table:name="val23" table:base-cell-address="Sheet1.W1">
          <table:help-message table:display="true">
            <text:p>Số sêri</text:p>
          </table:help-message>
          <table:error-message table:message-type="stop" table:display="true"/>
        </table:content-validation>
        <table:content-validation table:name="val24" table:base-cell-address="Sheet1.X1">
          <table:help-message table:display="true">
            <text:p>Tên vật tư</text:p>
          </table:help-message>
          <table:error-message table:message-type="stop" table:display="true"/>
        </table:content-validation>
        <table:content-validation table:name="val25" table:base-cell-address="Sheet1.Y1">
          <table:help-message table:display="true">
            <text:p>Mã số thuế</text:p>
          </table:help-message>
          <table:error-message table:message-type="stop" table:display="true"/>
        </table:content-validation>
        <table:content-validation table:name="val26" table:base-cell-address="Sheet1.Z1">
          <table:help-message table:display="true">
            <text:p>Tên đối tượng thuế VAT</text:p>
          </table:help-message>
          <table:error-message table:message-type="stop" table:display="true"/>
        </table:content-validation>
        <table:content-validation table:name="val27" table:base-cell-address="Sheet1.AA1">
          <table:help-message table:display="true">
            <text:p>Mã thu chi</text:p>
          </table:help-message>
          <table:error-message table:message-type="stop" table:display="true"/>
        </table:content-validation>
        <table:content-validation table:name="val28" table:base-cell-address="Sheet1.AB2">
          <table:help-message table:display="true">
            <text:p>Mã bộ phận</text:p>
          </table:help-message>
          <table:error-message table:message-type="stop" table:display="true"/>
        </table:content-validation>
        <table:content-validation table:name="val29" table:base-cell-address="Sheet1.AC2">
          <table:help-message table:display="true">
            <text:p>Mã khoản mục</text:p>
          </table:help-message>
          <table:error-message table:message-type="stop" table:display="true"/>
        </table:content-validation>
        <table:content-validation table:name="val30" table:base-cell-address="Sheet1.AD1">
          <table:help-message table:display="true">
            <text:p>Mã hợp đồng</text:p>
          </table:help-message>
          <table:error-message table:message-type="stop" table:display="true"/>
        </table:content-validation>
        <table:content-validation table:name="val31" table:base-cell-address="Sheet1.AE1">
          <table:help-message table:display="true">
            <text:p>Mã sản phẩm</text:p>
          </table:help-message>
          <table:error-message table:message-type="stop" table:display="true"/>
        </table:content-validation>
        <table:content-validation table:name="val32" table:base-cell-address="Sheet1.AF1">
          <table:help-message table:display="true">
            <text:p>Mã vụ việc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5"/>
        <table:table-column table:style-name="co1" table:number-columns-repeated="3" table:default-cell-style-name="ce8"/>
        <table:table-column table:style-name="co3" table:default-cell-style-name="ce2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9"/>
        <table:table-column table:style-name="co1" table:default-cell-style-name="ce25"/>
        <table:table-column table:style-name="co10" table:default-cell-style-name="ce8"/>
        <table:table-column table:style-name="co1" table:number-columns-repeated="6" table:default-cell-style-name="ce8"/>
        <table:table-column table:style-name="co2" table:default-cell-style-name="ce29"/>
        <table:table-column table:style-name="co1" table:number-columns-repeated="3" table:default-cell-style-name="ce8"/>
        <table:table-column table:style-name="co11" table:default-cell-style-name="ce8"/>
        <table:table-column table:style-name="co12" table:default-cell-style-name="ce8"/>
        <table:table-column table:style-name="co1" table:number-columns-repeated="230" table:default-cell-style-name="ce8"/>
        <table:table-column table:style-name="co1" table:number-columns-repeated="16127" table:default-cell-style-name="Default"/>
        <table:table-column table:style-name="co13" table:default-cell-style-name="Default"/>
        <table:table-row table:style-name="ro1">
          <table:table-cell table:style-name="ce1" table:content-validation-name="val1" office:value-type="float" office:value="1" calcext:value-type="float">
            <text:p><text:s/>1 </text:p>
          </table:table-cell>
          <table:table-cell table:style-name="ce1" table:content-validation-name="val1" office:value-type="float" office:value="2" calcext:value-type="float">
            <text:p><text:s/>2 </text:p>
          </table:table-cell>
          <table:table-cell table:style-name="ce1" table:content-validation-name="val1" office:value-type="float" office:value="3" calcext:value-type="float">
            <text:p><text:s/>3 </text:p>
          </table:table-cell>
          <table:table-cell table:style-name="ce1" table:content-validation-name="val1" office:value-type="float" office:value="4" calcext:value-type="float">
            <text:p><text:s/>4 </text:p>
          </table:table-cell>
          <table:table-cell table:style-name="ce1" table:content-validation-name="val1" office:value-type="float" office:value="5" calcext:value-type="float">
            <text:p><text:s/>5 </text:p>
          </table:table-cell>
          <table:table-cell table:style-name="ce1" table:content-validation-name="val1" office:value-type="float" office:value="6" calcext:value-type="float">
            <text:p><text:s/>6 </text:p>
          </table:table-cell>
          <table:table-cell table:style-name="ce1" table:content-validation-name="val1" office:value-type="float" office:value="8" calcext:value-type="float">
            <text:p><text:s/>8 </text:p>
          </table:table-cell>
          <table:table-cell table:style-name="ce1" table:content-validation-name="val1" office:value-type="float" office:value="9" calcext:value-type="float">
            <text:p><text:s/>9 </text:p>
          </table:table-cell>
          <table:table-cell table:style-name="ce1" table:content-validation-name="val1" office:value-type="float" office:value="10" calcext:value-type="float">
            <text:p><text:s/>10 </text:p>
          </table:table-cell>
          <table:table-cell table:style-name="ce1" table:content-validation-name="val1" office:value-type="float" office:value="12" calcext:value-type="float">
            <text:p><text:s/>12 </text:p>
          </table:table-cell>
          <table:table-cell table:style-name="ce1" table:content-validation-name="val1" office:value-type="float" office:value="13" calcext:value-type="float">
            <text:p><text:s/>13 </text:p>
          </table:table-cell>
          <table:table-cell table:style-name="ce1" table:content-validation-name="val1" office:value-type="float" office:value="14" calcext:value-type="float">
            <text:p><text:s/>14 </text:p>
          </table:table-cell>
          <table:table-cell table:style-name="ce1" table:content-validation-name="val1" office:value-type="float" office:value="15" calcext:value-type="float">
            <text:p><text:s/>15 </text:p>
          </table:table-cell>
          <table:table-cell table:style-name="ce1" table:content-validation-name="val1" office:value-type="float" office:value="16" calcext:value-type="float">
            <text:p><text:s/>16 </text:p>
          </table:table-cell>
          <table:table-cell table:style-name="ce1" table:content-validation-name="val1" office:value-type="float" office:value="17" calcext:value-type="float">
            <text:p><text:s/>17 </text:p>
          </table:table-cell>
          <table:table-cell table:style-name="ce1" table:content-validation-name="val1" office:value-type="float" office:value="18" calcext:value-type="float">
            <text:p><text:s/>18 </text:p>
          </table:table-cell>
          <table:table-cell table:style-name="ce1" table:content-validation-name="val1" office:value-type="float" office:value="19" calcext:value-type="float">
            <text:p><text:s/>19 </text:p>
          </table:table-cell>
          <table:table-cell table:style-name="ce1" table:content-validation-name="val1" office:value-type="float" office:value="20" calcext:value-type="float">
            <text:p><text:s/>20 </text:p>
          </table:table-cell>
          <table:table-cell table:style-name="ce1" table:content-validation-name="val1" office:value-type="float" office:value="21" calcext:value-type="float">
            <text:p><text:s/>21 </text:p>
          </table:table-cell>
          <table:table-cell table:style-name="ce1" table:content-validation-name="val1" office:value-type="float" office:value="22" calcext:value-type="float">
            <text:p><text:s/>22 </text:p>
          </table:table-cell>
          <table:table-cell table:style-name="ce1" table:content-validation-name="val21"/>
          <table:table-cell table:style-name="ce1" table:content-validation-name="val22"/>
          <table:table-cell table:style-name="ce1" table:content-validation-name="val23"/>
          <table:table-cell table:style-name="ce1" table:content-validation-name="val24"/>
          <table:table-cell table:style-name="ce1" table:content-validation-name="val25"/>
          <table:table-cell table:style-name="ce1" table:content-validation-name="val26"/>
          <table:table-cell table:style-name="ce1" table:content-validation-name="val27"/>
          <table:table-cell table:style-name="ce1" table:number-columns-repeated="2"/>
          <table:table-cell table:style-name="ce1" table:content-validation-name="val30"/>
          <table:table-cell table:style-name="ce1" table:content-validation-name="val31"/>
          <table:table-cell table:style-name="ce1" table:content-validation-name="val32"/>
          <table:table-cell table:style-name="ce1" table:number-columns-repeated="224"/>
          <table:table-cell/>
          <table:table-cell table:style-name="ce1" table:number-columns-repeated="16127"/>
        </table:table-row>
        <table:table-row table:style-name="ro2">
          <table:table-cell table:style-name="ce3" table:content-validation-name="val1" office:value-type="string" calcext:value-type="string">
            <office:annotation draw:style-name="gr1" draw:text-style-name="P2" svg:width="1.7886in" svg:height="0.585in" svg:x="0.9614in" svg:y="0.4413in" draw:caption-point-x="-0.1882in" draw:caption-point-y="0.0291in">
              <dc:creator>Unknown Author</dc:creator>
              <dc:date>2025-05-16T10:41:00</dc:date>
              <text:p text:style-name="P1"><text:span text:style-name="T1">Mã chứng từ</text:span></text:p>
              <text:p text:style-name="P1"><text:span text:style-name="T1">PC: Phiếu chi</text:span></text:p>
              <text:p text:style-name="P1"><text:span text:style-name="T1">PT: Phiếu thu</text:span></text:p>
              <text:p text:style-name="P1"><text:span text:style-name="T1">BC: Báo có</text:span></text:p>
              <text:p text:style-name="P1"><text:span text:style-name="T1">BN: Báo nợ</text:span></text:p>
            </office:annotation>
            <text:p>Ma_Ct</text:p>
          </table:table-cell>
          <table:table-cell table:style-name="ce4" table:content-validation-name="val2" office:value-type="string" calcext:value-type="string">
            <office:annotation draw:style-name="gr2" draw:text-style-name="P2" svg:width="1.7492in" svg:height="0.585in" svg:x="2.2634in" svg:y="0.4413in" draw:caption-point-x="-0.1882in" draw:caption-point-y="0.0291in">
              <dc:creator>Unknown Author</dc:creator>
              <dc:date>2025-05-16T10:41:00</dc:date>
              <text:p text:style-name="P1"><text:span text:style-name="T1">Ngày chứng từ</text:span></text:p>
              <text:p text:style-name="P1"><text:span text:style-name="T1"/></text:p>
            </office:annotation>
            <text:p>Ngay_Ct</text:p>
          </table:table-cell>
          <table:table-cell table:style-name="ce3" table:content-validation-name="val3" office:value-type="string" calcext:value-type="string">
            <office:annotation draw:style-name="gr3" draw:text-style-name="P2" svg:width="1.7508in" svg:height="0.585in" svg:x="3.0406in" svg:y="0.4413in" draw:caption-point-x="-0.1882in" draw:caption-point-y="0.0291in">
              <dc:creator>Unknown Author</dc:creator>
              <dc:date>2025-05-16T10:41:00</dc:date>
              <text:p text:style-name="P1"><text:span text:style-name="T1">Số chứng từ</text:span></text:p>
            </office:annotation>
            <text:p>So_Ct</text:p>
          </table:table-cell>
          <table:table-cell table:style-name="ce3" table:content-validation-name="val4" office:value-type="string" calcext:value-type="string">
            <office:annotation draw:style-name="gr4" draw:text-style-name="P2" svg:width="1.7504in" svg:height="0.585in" svg:x="3.8177in" svg:y="0.4413in" draw:caption-point-x="-0.1882in" draw:caption-point-y="0.0291in">
              <dc:creator>Unknown Author</dc:creator>
              <dc:date>2025-05-16T10:41:00</dc:date>
              <text:p text:style-name="P1"><text:span text:style-name="T1">Mã tiền tệ</text:span></text:p>
              <text:p text:style-name="P1"><text:span text:style-name="T1">VND</text:span></text:p>
              <text:p text:style-name="P1"><text:span text:style-name="T1">USD</text:span></text:p>
              <text:p text:style-name="P1"><text:span text:style-name="T1">EUR</text:span></text:p>
              <text:p text:style-name="P1"><text:span text:style-name="T1">...</text:span></text:p>
            </office:annotation>
            <text:p>Ma_Tte</text:p>
          </table:table-cell>
          <table:table-cell table:style-name="ce3" table:content-validation-name="val5" office:value-type="string" calcext:value-type="string">
            <office:annotation draw:style-name="gr5" draw:text-style-name="P2" svg:width="1.761in" svg:height="0.585in" svg:x="4.5957in" svg:y="0.4413in" draw:caption-point-x="-0.1894in" draw:caption-point-y="0.0291in">
              <dc:creator>Unknown Author</dc:creator>
              <dc:date>2025-05-16T10:41:00</dc:date>
              <text:p text:style-name="P1"><text:span text:style-name="T1">Tỷ giá</text:span></text:p>
              <text:p text:style-name="P1"><text:span text:style-name="T1"/></text:p>
            </office:annotation>
            <text:p>Ty_Gia</text:p>
          </table:table-cell>
          <table:table-cell table:style-name="ce6" table:content-validation-name="val6" office:value-type="string" calcext:value-type="string">
            <office:annotation draw:style-name="gr6" draw:text-style-name="P2" svg:width="1.7618in" svg:height="0.585in" svg:x="5.3724in" svg:y="0.4413in" draw:caption-point-x="0.7445in" draw:caption-point-y="0.0291in">
              <dc:creator>Unknown Author</dc:creator>
              <dc:date>2025-05-16T10:41:00</dc:date>
              <text:p text:style-name="P1"><text:span text:style-name="T1">Mã đối tượng</text:span></text:p>
              <text:p text:style-name="P1"><text:span text:style-name="T1"/></text:p>
            </office:annotation>
            <text:p>Ma_Dt</text:p>
          </table:table-cell>
          <table:table-cell table:style-name="ce3" table:content-validation-name="val7" office:value-type="string" calcext:value-type="string">
            <office:annotation draw:style-name="gr7" draw:text-style-name="P2" svg:width="2.9555in" svg:height="0.585in" svg:x="6.8795in" svg:y="0.4413in" draw:caption-point-x="1.6283in" draw:caption-point-y="0.0291in">
              <dc:creator>Unknown Author</dc:creator>
              <dc:date>2025-05-16T10:41:00</dc:date>
              <text:p text:style-name="P1"><text:span text:style-name="T1">Ông bà</text:span></text:p>
              <text:p text:style-name="P1"><text:span text:style-name="T1"/></text:p>
            </office:annotation>
            <text:p>Ong_Ba</text:p>
          </table:table-cell>
          <table:table-cell table:style-name="ce3" table:content-validation-name="val8" office:value-type="string" calcext:value-type="string">
            <office:annotation draw:style-name="gr8" draw:text-style-name="P2" svg:width="1.3024in" svg:height="0.585in" svg:x="11.7949in" svg:y="0.4413in" draw:caption-point-x="1.2984in" draw:caption-point-y="0.0291in">
              <dc:creator>Unknown Author</dc:creator>
              <dc:date>2025-05-16T10:41:00</dc:date>
              <text:p text:style-name="P1"><text:span text:style-name="T1">Địa chỉ</text:span></text:p>
              <text:p text:style-name="P1"><text:span text:style-name="T1"/></text:p>
            </office:annotation>
            <text:p>Dia_Chi</text:p>
          </table:table-cell>
          <table:table-cell table:style-name="ce3" table:content-validation-name="val9" office:value-type="string" calcext:value-type="string">
            <office:annotation draw:style-name="gr9" draw:text-style-name="P2" svg:width="0.4961in" svg:height="0.585in" svg:x="12.335in" svg:y="0.4413in" draw:caption-point-x="5.0512in" draw:caption-point-y="0.0291in">
              <dc:creator>Unknown Author</dc:creator>
              <dc:date>2025-05-16T10:41:00</dc:date>
              <text:p text:style-name="P1"><text:span text:style-name="T1">Diễn giải</text:span></text:p>
              <text:p text:style-name="P1"><text:span text:style-name="T1"/></text:p>
            </office:annotation>
            <text:p>Dien_Giai</text:p>
          </table:table-cell>
          <table:table-cell table:style-name="ce3" table:content-validation-name="val10" office:value-type="string" calcext:value-type="string">
            <office:annotation draw:style-name="gr10" draw:text-style-name="P2" svg:width="1.2598in" svg:height="0.585in" svg:x="10.2362in" svg:y="0.4413in" draw:caption-point-x="8.2965in" draw:caption-point-y="0.0291in">
              <dc:creator>Unknown Author</dc:creator>
              <dc:date>2025-05-16T10:41:00</dc:date>
              <text:p text:style-name="P1"><text:span text:style-name="T1">Tiền</text:span></text:p>
            </office:annotation>
            <text:p>Tien</text:p>
          </table:table-cell>
          <table:table-cell table:style-name="ce3" table:content-validation-name="val11" office:value-type="string" calcext:value-type="string">
            <office:annotation draw:style-name="gr11" draw:text-style-name="P2" svg:width="4.6677in" svg:height="0.585in" svg:x="10.2362in" svg:y="0.4413in" draw:caption-point-x="9.3071in" draw:caption-point-y="0.0291in">
              <dc:creator>Unknown Author</dc:creator>
              <dc:date>2025-05-16T10:41:00</dc:date>
              <text:p text:style-name="P1"><text:span text:style-name="T1">Tiền nguyên tệ</text:span></text:p>
            </office:annotation>
            <text:p>Tien_Nt</text:p>
          </table:table-cell>
          <table:table-cell table:style-name="ce24" table:content-validation-name="val12" office:value-type="string" calcext:value-type="string">
            <office:annotation draw:style-name="gr12" draw:text-style-name="P2" svg:width="7.8331in" svg:height="0.585in" svg:x="10.7035in" svg:y="0.4413in" draw:caption-point-x="9.6362in" draw:caption-point-y="0.0291in">
              <dc:creator>Unknown Author</dc:creator>
              <dc:date>2025-05-16T10:41:00</dc:date>
              <text:p text:style-name="P1"><text:span text:style-name="T1">Tài khoản nợ</text:span></text:p>
            </office:annotation>
            <text:p>Tk_No</text:p>
          </table:table-cell>
          <table:table-cell table:style-name="ce27" table:content-validation-name="val13" office:value-type="string" calcext:value-type="string">
            <office:annotation draw:style-name="gr13" draw:text-style-name="P2" svg:width="7.085in" svg:height="0.585in" svg:x="11.4516in" svg:y="0.4413in" draw:caption-point-x="9.6654in" draw:caption-point-y="0.0291in">
              <dc:creator>Unknown Author</dc:creator>
              <dc:date>2025-05-16T10:41:00</dc:date>
              <text:p text:style-name="P1"><text:span text:style-name="T1">Tài khoản có</text:span></text:p>
            </office:annotation>
            <text:p>Tk_Co</text:p>
          </table:table-cell>
          <table:table-cell table:style-name="ce3" table:content-validation-name="val14" office:value-type="string" calcext:value-type="string">
            <office:annotation draw:style-name="gr14" draw:text-style-name="P2" svg:width="5.3063in" svg:height="0.585in" svg:x="12.0839in" svg:y="0.4413in" draw:caption-point-x="9.9949in" draw:caption-point-y="0.0291in">
              <dc:creator>Unknown Author</dc:creator>
              <dc:date>2025-05-16T10:41:00</dc:date>
              <text:p text:style-name="P1"><text:span text:style-name="T1">Mã thuế</text:span></text:p>
              <text:p text:style-name="P1"><text:span text:style-name="T1">R00 - Ra 0%</text:span></text:p>
              <text:p text:style-name="P1"><text:span text:style-name="T1">R05 - Ra 5%</text:span></text:p>
              <text:p text:style-name="P1"><text:span text:style-name="T1">R10 - Ra 10%</text:span></text:p>
              <text:p text:style-name="P1"><text:span text:style-name="T1">V00 - Vào 0%</text:span></text:p>
              <text:p text:style-name="P1"><text:span text:style-name="T1">V05 - Vào 5%</text:span></text:p>
              <text:p text:style-name="P1"><text:span text:style-name="T1">V10 - Vào 10%</text:span></text:p>
            </office:annotation>
            <text:p>Ma_Thue</text:p>
          </table:table-cell>
          <table:table-cell table:style-name="ce3" table:content-validation-name="val15" office:value-type="string" calcext:value-type="string">
            <office:annotation draw:style-name="gr14" draw:text-style-name="P2" svg:width="5.3063in" svg:height="0.585in" svg:x="12.0839in" svg:y="0.4413in" draw:caption-point-x="10.772in" draw:caption-point-y="0.0291in">
              <dc:creator>Unknown Author</dc:creator>
              <dc:date>2025-05-16T10:41:00</dc:date>
              <text:p text:style-name="P1"><text:span text:style-name="T1">Thuế suất VAT</text:span></text:p>
              <text:p text:style-name="P1"><text:span text:style-name="T1">0 - 0%</text:span></text:p>
              <text:p text:style-name="P1"><text:span text:style-name="T1">5 - 5%</text:span></text:p>
              <text:p text:style-name="P1"><text:span text:style-name="T1">10 - 10%</text:span></text:p>
            </office:annotation>
            <text:p>Thue_GtGt</text:p>
          </table:table-cell>
          <table:table-cell table:style-name="ce3" table:content-validation-name="val16" office:value-type="string" calcext:value-type="string">
            <office:annotation draw:style-name="gr14" draw:text-style-name="P2" svg:width="5.3063in" svg:height="0.585in" svg:x="12.0839in" svg:y="0.4413in" draw:caption-point-x="11.5488in" draw:caption-point-y="0.0291in">
              <dc:creator>Unknown Author</dc:creator>
              <dc:date>2025-05-16T10:41:00</dc:date>
              <text:p text:style-name="P1"><text:span text:style-name="T1">Tiền thuế VAT</text:span></text:p>
            </office:annotation>
            <text:p>Tien3</text:p>
          </table:table-cell>
          <table:table-cell table:style-name="ce3" table:content-validation-name="val17" office:value-type="string" calcext:value-type="string">
            <office:annotation draw:style-name="gr14" draw:text-style-name="P2" svg:width="5.3063in" svg:height="0.585in" svg:x="12.0839in" svg:y="0.4413in" draw:caption-point-x="12.326in" draw:caption-point-y="0.0291in">
              <dc:creator>Unknown Author</dc:creator>
              <dc:date>2025-05-16T10:41:00</dc:date>
              <text:p text:style-name="P1"><text:span text:style-name="T1">Tiền thuế VAT nguyên tệ</text:span></text:p>
            </office:annotation>
            <text:p>Tien_Nt3</text:p>
          </table:table-cell>
          <table:table-cell table:style-name="ce3" table:content-validation-name="val18" office:value-type="string" calcext:value-type="string">
            <office:annotation draw:style-name="gr15" draw:text-style-name="P2" svg:width="4.6776in" svg:height="0.585in" svg:x="12.5201in" svg:y="0.4413in" draw:caption-point-x="12.6669in" draw:caption-point-y="0.0291in">
              <dc:creator>Unknown Author</dc:creator>
              <dc:date>2025-05-16T10:41:00</dc:date>
              <text:p text:style-name="P1"><text:span text:style-name="T1">Tài khoản nợ VAT</text:span></text:p>
            </office:annotation>
            <text:p>Tk_No3</text:p>
          </table:table-cell>
          <table:table-cell table:style-name="ce3" table:content-validation-name="val19" office:value-type="string" calcext:value-type="string">
            <office:annotation draw:style-name="gr16" draw:text-style-name="P2" svg:width="2.2075in" svg:height="0.585in" svg:x="15.1827in" svg:y="0.4413in" draw:caption-point-x="10.7815in" draw:caption-point-y="0.0291in">
              <dc:creator>Unknown Author</dc:creator>
              <dc:date>2025-05-16T10:41:00</dc:date>
              <text:p text:style-name="P1"><text:span text:style-name="T1">Tài khoản có VAT</text:span></text:p>
              <text:p text:style-name="P1"><text:span text:style-name="T1"/></text:p>
            </office:annotation>
            <text:p>Tk_Co3</text:p>
          </table:table-cell>
          <table:table-cell table:style-name="ce3" table:content-validation-name="val20" office:value-type="string" calcext:value-type="string">
            <office:annotation draw:style-name="gr17" draw:text-style-name="P2" svg:width="1.5256in" svg:height="0.585in" svg:x="15.8646in" svg:y="0.4413in" draw:caption-point-x="10.8768in" draw:caption-point-y="0.0291in">
              <dc:creator>Unknown Author</dc:creator>
              <dc:date>2025-05-16T10:41:00</dc:date>
              <text:p text:style-name="P1"><text:span text:style-name="T1">Hạn thanh toán</text:span></text:p>
            </office:annotation>
            <text:p>Han_Tt</text:p>
          </table:table-cell>
          <table:table-cell table:style-name="ce28" table:content-validation-name="val21" office:value-type="string" calcext:value-type="string">
            <office:annotation draw:style-name="gr18" draw:text-style-name="P2" svg:width="1.7197in" svg:height="0.585in" svg:x="19.0618in" svg:y="0.4413in" draw:caption-point-x="8.9815in" draw:caption-point-y="0.0291in">
              <dc:creator>Unknown Author</dc:creator>
              <dc:date>2025-05-16T10:41:00</dc:date>
              <text:p text:style-name="P1"><text:span text:style-name="T1">Ngày hóa đơn</text:span></text:p>
            </office:annotation>
            <text:p>Ngay_Ct0</text:p>
          </table:table-cell>
          <table:table-cell table:style-name="ce3" table:content-validation-name="val22" office:value-type="string" calcext:value-type="string">
            <office:annotation draw:style-name="gr19" draw:text-style-name="P2" svg:width="1.5642in" svg:height="0.585in" svg:x="19.878in" svg:y="0.4413in" draw:caption-point-x="8.9425in" draw:caption-point-y="0.0291in">
              <dc:creator>Unknown Author</dc:creator>
              <dc:date>2025-05-16T10:41:00</dc:date>
              <text:p text:style-name="P1"><text:span text:style-name="T1">Số hóa đơn</text:span></text:p>
            </office:annotation>
            <text:p>So_Ct0</text:p>
          </table:table-cell>
          <table:table-cell table:style-name="ce3" table:content-validation-name="val23" office:value-type="string" calcext:value-type="string">
            <office:annotation draw:style-name="gr20" draw:text-style-name="P2" svg:width="1.7299in" svg:height="0.585in" svg:x="20.5094in" svg:y="0.4413in" draw:caption-point-x="9.0882in" draw:caption-point-y="0.0291in">
              <dc:creator>Unknown Author</dc:creator>
              <dc:date>2025-05-16T10:41:00</dc:date>
              <text:p text:style-name="P1"><text:span text:style-name="T1">Số Seri</text:span></text:p>
              <text:p text:style-name="P1"><text:span text:style-name="T1"/></text:p>
            </office:annotation>
            <text:p>So_Seri0</text:p>
          </table:table-cell>
          <table:table-cell table:style-name="ce3" table:content-validation-name="val24" office:value-type="string" calcext:value-type="string">
            <office:annotation draw:style-name="gr21" draw:text-style-name="P2" svg:width="1.924in" svg:height="0.585in" svg:x="21.1209in" svg:y="0.4413in" draw:caption-point-x="9.2535in" draw:caption-point-y="0.0291in">
              <dc:creator>Unknown Author</dc:creator>
              <dc:date>2025-05-16T10:41:00</dc:date>
              <text:p text:style-name="P1"><text:span text:style-name="T1">Tên vật tư</text:span></text:p>
            </office:annotation>
            <text:p>Ten_Vt</text:p>
          </table:table-cell>
          <table:table-cell table:style-name="ce3" table:content-validation-name="val25" office:value-type="string" calcext:value-type="string">
            <office:annotation draw:style-name="gr22" draw:text-style-name="P2" svg:width="1.6134in" svg:height="0.585in" svg:x="22.3354in" svg:y="0.4413in" draw:caption-point-x="9.1177in" draw:caption-point-y="0.0291in">
              <dc:creator>Unknown Author</dc:creator>
              <dc:date>2025-05-16T10:41:00</dc:date>
              <text:p text:style-name="P1"><text:span text:style-name="T1">Mã số thuế</text:span></text:p>
            </office:annotation>
            <text:p>Ma_So_Thue</text:p>
          </table:table-cell>
          <table:table-cell table:style-name="ce3" table:content-validation-name="val26" office:value-type="string" calcext:value-type="string">
            <office:annotation draw:style-name="gr23" draw:text-style-name="P2" svg:width="0.7488in" svg:height="0.585in" svg:x="26.211in" svg:y="0.4413in" draw:caption-point-x="9.1205in" draw:caption-point-y="0.0291in">
              <dc:creator>Unknown Author</dc:creator>
              <dc:date>2025-05-16T10:41:00</dc:date>
              <text:p text:style-name="P1"><text:span text:style-name="T1">Tên đối tượng thuế VAT</text:span></text:p>
            </office:annotation>
            <text:p>Ten_DtGtGt</text:p>
          </table:table-cell>
          <table:table-cell table:style-name="ce3" table:content-validation-name="val27" office:value-type="string" calcext:value-type="string">
            <office:annotation draw:style-name="gr24" draw:text-style-name="P2" svg:width="2.0791in" svg:height="0.585in" svg:x="26.7453in" svg:y="0.4413in" draw:caption-point-x="9.3634in" draw:caption-point-y="0.0291in">
              <dc:creator>Unknown Author</dc:creator>
              <dc:date>2025-05-16T10:41:00</dc:date>
              <text:p text:style-name="P1"><text:span text:style-name="T1">Mã thu chi</text:span></text:p>
            </office:annotation>
            <text:p>Ma_Tc</text:p>
          </table:table-cell>
          <table:table-cell table:style-name="ce3" table:content-validation-name="val28" office:value-type="string" calcext:value-type="string">
            <office:annotation draw:style-name="gr25" draw:text-style-name="P2" svg:width="1.1079in" svg:height="0.585in" svg:x="28.0961in" svg:y="0.4413in" draw:caption-point-x="8.7898in" draw:caption-point-y="0.0291in">
              <dc:creator>Unknown Author</dc:creator>
              <dc:date>2025-05-16T10:41:00</dc:date>
              <text:p text:style-name="P1"><text:span text:style-name="T1">Mã bộ phận</text:span></text:p>
            </office:annotation>
            <text:p>Ma_Bp</text:p>
          </table:table-cell>
          <table:table-cell table:style-name="ce3" table:content-validation-name="val29" office:value-type="string" calcext:value-type="string">
            <office:annotation draw:style-name="gr26" draw:text-style-name="P2" svg:width="0.8457in" svg:height="0.585in" svg:x="29.1839in" svg:y="0.4413in" draw:caption-point-x="8.4787in" draw:caption-point-y="0.0291in">
              <dc:creator>Unknown Author</dc:creator>
              <dc:date>2025-05-16T10:41:00</dc:date>
              <text:p text:style-name="P1"><text:span text:style-name="T1">Mã khoản mục phí</text:span></text:p>
            </office:annotation>
            <text:p>Ma_Km</text:p>
          </table:table-cell>
          <table:table-cell table:style-name="ce3" table:content-validation-name="val30" office:value-type="string" calcext:value-type="string">
            <office:annotation draw:style-name="gr27" draw:text-style-name="P2" svg:width="0.0035in" svg:height="0.585in" svg:x="31.4571in" svg:y="0.4413in" draw:caption-point-x="6.9827in" draw:caption-point-y="0.0291in">
              <dc:creator>Unknown Author</dc:creator>
              <dc:date>2025-05-16T10:41:00</dc:date>
              <text:p text:style-name="P1"><text:span text:style-name="T1">Mã hợp đồng</text:span></text:p>
            </office:annotation>
            <text:p>Ma_Hd</text:p>
          </table:table-cell>
          <table:table-cell table:style-name="ce3" table:content-validation-name="val31" office:value-type="string" calcext:value-type="string">
            <office:annotation draw:style-name="gr27" draw:text-style-name="P2" svg:width="0.0035in" svg:height="0.585in" svg:x="31.4571in" svg:y="0.4413in" draw:caption-point-x="7.7598in" draw:caption-point-y="0.0291in">
              <dc:creator>Unknown Author</dc:creator>
              <dc:date>2025-05-16T10:41:00</dc:date>
              <text:p text:style-name="P1"><text:span text:style-name="T1">Mã sản phẩm</text:span></text:p>
            </office:annotation>
            <text:p>Ma_Sp</text:p>
          </table:table-cell>
          <table:table-cell table:style-name="ce3" table:content-validation-name="val32" office:value-type="string" calcext:value-type="string">
            <office:annotation draw:style-name="gr27" draw:text-style-name="P2" svg:width="0.0035in" svg:height="0.585in" svg:x="31.4571in" svg:y="0.4413in" draw:caption-point-x="8.537in" draw:caption-point-y="0.0291in">
              <dc:creator>Unknown Author</dc:creator>
              <dc:date>2025-05-16T10:41:00</dc:date>
              <text:p text:style-name="P1"><text:span text:style-name="T1">Mã vụ việc</text:span></text:p>
            </office:annotation>
            <text:p>Ma_Job</text:p>
          </table:table-cell>
          <table:table-cell table:style-name="ce3" office:value-type="string" calcext:value-type="string">
            <text:p>DUYET</text:p>
          </table:table-cell>
          <table:table-cell table:number-columns-repeated="16351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7" office:value-type="string" calcext:value-type="string">
            <text:p>KL-GOBARIA1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QH 1S9+10 TTTM Go BR-VT, Số 2A, Nguyễn Đình Chiểu, KP 1, P.Phước Hiệp, TP.Bà Rịa, T.Bà Rịa-Vũng Tàu</text:p>
          </table:table-cell>
          <table:table-cell table:style-name="ce9" office:value-type="string" calcext:value-type="string">
            <text:p>Thu tiền bán hàng khách lẻ (POS 14100333 - GO BRVT)_5777_1</text:p>
          </table:table-cell>
          <table:table-cell table:number-columns-repeated="2" table:style-name="ce21" office:value-type="float" office:value="888000" calcext:value-type="float">
            <text:p>888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3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GOCANTHO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H 1S21-B, TTTM Go Cần Thơ, Lô số 1, KDC Hưng Phú 1, P.Hưng Phú, Q.Cái Răng, TP.Cần Thơ, Việt Nam</text:p>
          </table:table-cell>
          <table:table-cell table:style-name="ce9" office:value-type="string" calcext:value-type="string">
            <text:p>Thu tiền bán hàng khách lẻ (POS 14100357 - Go Cần Thơ)_1174</text:p>
          </table:table-cell>
          <table:table-cell table:number-columns-repeated="2" table:style-name="ce21" office:value-type="float" office:value="1790000" calcext:value-type="float">
            <text:p>1,790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4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CTHO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14" calcext:value-type="date">
            <text:p>14/3/2025</text:p>
          </table:table-cell>
          <table:table-cell table:content-validation-name="val3" office:value-type="string" calcext:value-type="string">
            <text:p>590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LUG BECAMEX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-14, TT TTTM Becamex Tower, 230 Đại Lộ Bình Dương, P.Phú Hòa, TP.Thủ Dầu Một, T.Bình Dương</text:p>
          </table:table-cell>
          <table:table-cell table:content-validation-name="val9" office:value-type="string" calcext:value-type="string">
            <text:p>Cty mẹ thu hộ CN Số 10: Thu tiền bán hàng khách lẻ (POS 14100413 - Becamex)_8804</text:p>
          </table:table-cell>
          <table:table-cell table:number-columns-repeated="2" table:style-name="ce21" office:value-type="float" office:value="1299000" calcext:value-type="float">
            <text:p>1,299,000</text:p>
          </table:table-cell>
          <table:table-cell table:content-validation-name="val12" office:value-type="string" calcext:value-type="string">
            <text:p>1121114</text:p>
          </table:table-cell>
          <table:table-cell office:value-type="float" office:value="13685" calcext:value-type="float">
            <text:p>13685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5]" office:value-type="date" office:date-value="2025-03-14" calcext:value-type="date">
            <text:p>3/1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ECAMEX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4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441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31754-007M</text:p>
          </table:table-cell>
          <table:table-cell table:content-validation-name="val7" office:value-type="string" calcext:value-type="string">
            <text:p>Chi Nhánh Công Ty TNHH Sáng Tâm Tại Hà Nội</text:p>
          </table:table-cell>
          <table:table-cell table:content-validation-name="val8" office:value-type="string" calcext:value-type="string">
            <text:p>Ô 06-V5B Khu đô thị Văn Phú, Phường Phú La, Quận Hà Đông, TP. Hà Nội, VN</text:p>
          </table:table-cell>
          <table:table-cell table:style-name="ce9" office:value-type="string" calcext:value-type="string">
            <text:p>CN Cty Sáng Tâm Tại Hà Nội thanh toán tiền hàng</text:p>
          </table:table-cell>
          <table:table-cell table:number-columns-repeated="2" table:style-name="ce21" office:value-type="float" office:value="278000000" calcext:value-type="float">
            <text:p>278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9" office:value-type="float" office:value="13682" calcext:value-type="float">
            <text:p>13682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5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25" calcext:value-type="date">
            <text:p>25/3/2025</text:p>
          </table:table-cell>
          <table:table-cell table:content-validation-name="val3" office:value-type="string" calcext:value-type="string">
            <text:p>706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Lãi tích lũy T03.2025 NH BIDV (VND) - CN Chợ Lớn</text:p>
          </table:table-cell>
          <table:table-cell table:number-columns-repeated="2" table:style-name="ce21" office:value-type="float" office:value="9678" calcext:value-type="float">
            <text:p>9,678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5154" calcext:value-type="float">
            <text:p>515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7]" office:value-type="date" office:date-value="2025-03-25" calcext:value-type="date">
            <text:p>3/2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6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4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7655) Sáng Tâm qua TK BIDV (6106) Sáng Tâm</text:p>
          </table:table-cell>
          <table:table-cell table:number-columns-repeated="2" table:style-name="ce21" office:value-type="float" office:value="50000000" calcext:value-type="float">
            <text:p>50,000,000</text:p>
          </table:table-cell>
          <table:table-cell table:content-validation-name="val12" office:value-type="string" calcext:value-type="string">
            <text:p>112111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/>
          <table:table-cell table:content-validation-name="val21" table:formula="of:=[.B8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7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2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3840) Sáng Tâm qua TK BIDV (7655) Sáng Tâm</text:p>
          </table:table-cell>
          <table:table-cell table:number-columns-repeated="2" table:style-name="ce21" office:value-type="float" office:value="94000000" calcext:value-type="float">
            <text:p>94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9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6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964PNPT</text:p>
          </table:table-cell>
          <table:table-cell table:content-validation-name="val7" office:value-type="string" calcext:value-type="string">
            <text:p>PHẠM NGUYỄN PHƯƠNG THẢO</text:p>
          </table:table-cell>
          <table:table-cell table:content-validation-name="val8"/>
          <table:table-cell table:style-name="ce9" office:value-type="string" calcext:value-type="string">
            <text:p>Cty Sáng Tâm hoàn tiền đơn hàng LUGTMDT2HSP2602001(26.02.25) cho Phạm Nguyễn Phương Thảo</text:p>
          </table:table-cell>
          <table:table-cell table:number-columns-repeated="2" table:style-name="ce21" office:value-type="float" office:value="1793000" calcext:value-type="float">
            <text:p>1,793,000</text:p>
          </table:table-cell>
          <table:table-cell table:content-validation-name="val12" office:value-type="string" calcext:value-type="string">
            <text:p>1311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0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6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19" calcext:value-type="date">
            <text:p>19/3/2025</text:p>
          </table:table-cell>
          <table:table-cell table:content-validation-name="val3" office:value-type="string" calcext:value-type="string">
            <text:p>BN/39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50673-VC</text:p>
          </table:table-cell>
          <table:table-cell table:content-validation-name="val7" office:value-type="string" calcext:value-type="string">
            <text:p>CÔNG TY TNHH VẬN HÀNH VINCOM RETAIL</text:p>
          </table:table-cell>
          <table:table-cell table:content-validation-name="val8" office:value-type="string" calcext:value-type="string">
            <text:p>Tòa nhà VP Symphony, Đường Chu Huy Mân, KĐTST Vinhomes Riverside, P.Phúc Lợi, Q.Long Biên, TP.Hà Nội</text:p>
          </table:table-cell>
          <table:table-cell table:content-validation-name="val9" office:value-type="string" calcext:value-type="string">
            <text:p>Cty Sáng Tâm TT tiền cọc thi công gian hàng tại TTTM Vincom Mega Mall Times City (Quầy TN-28) theo TDNT số: TN-28/OTL/TTTM-VMMTC cho Cty Vận Hành Vincom Retail</text:p>
          </table:table-cell>
          <table:table-cell table:number-columns-repeated="2" table:style-name="ce21" office:value-type="float" office:value="40000000" calcext:value-type="float">
            <text:p>40,000,000</text:p>
          </table:table-cell>
          <table:table-cell table:content-validation-name="val12" office:value-type="string" calcext:value-type="string">
            <text:p>244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1]" office:value-type="date" office:date-value="2025-03-19" calcext:value-type="date">
            <text:p>3/19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3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style-name="ce9" office:value-type="string" calcext:value-type="string">
            <text:p>Phí cà thẻ (POS 14100333 - GO BRVT)_5777_1</text:p>
          </table:table-cell>
          <table:table-cell table:number-columns-repeated="2" table:style-name="ce21" office:value-type="float" office:value="3108" calcext:value-type="float">
            <text:p>3,108</text:p>
          </table:table-cell>
          <table:table-cell table:style-name="ce9" office:value-type="float" office:value="3311" calcext:value-type="float">
            <text:p>3311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style-name="ce9" office:value-type="string" calcext:value-type="string">
            <text:p>PHINH_CATHE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7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70307" calcext:value-type="float">
            <text:p>70307</text:p>
          </table:table-cell>
          <table:table-cell table:content-validation-name="val7" office:value-type="string" calcext:value-type="string">
            <text:p>Công Ty Cổ Phần Đầu Tư &amp; Công Nghiệp Tân Tạo</text:p>
          </table:table-cell>
          <table:table-cell table:content-validation-name="val8" office:value-type="string" calcext:value-type="string">
            <text:p>Lô 16, Đường 2, KCN Tân Tạo, P. Tân Tạo A, Q. Bình Tân, TP. HCM</text:p>
          </table:table-cell>
          <table:table-cell table:content-validation-name="val9" office:value-type="string" calcext:value-type="string">
            <text:p>Cty Sáng Tâm TT tiền điện T02.2025 (MKH: ST015) theo TB ngày 26.02.2025 cho Cty Công Nghiệp Tân Tạo</text:p>
          </table:table-cell>
          <table:table-cell table:style-name="ce36" table:content-validation-name="val10" office:value-type="float" office:value="12576028" calcext:value-type="float">
            <text:p>12,576,028</text:p>
          </table:table-cell>
          <table:table-cell table:style-name="ce36" table:content-validation-name="val11" office:value-type="float" office:value="12576028" calcext:value-type="float">
            <text:p>12,576,028</text:p>
          </table:table-cell>
          <table:table-cell table:style-name="ce9" office:value-type="float" office:value="3311" calcext:value-type="float">
            <text:p>3311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3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4002" calcext:value-type="float">
            <text:p>4002</text:p>
          </table:table-cell>
          <table:table-cell table:content-validation-name="val7" office:value-type="string" calcext:value-type="string">
            <text:p>Công Ty TNHH Phát Triển Phú Mỹ Hưng</text:p>
          </table:table-cell>
          <table:table-cell table:content-validation-name="val8" office:value-type="string" calcext:value-type="string">
            <text:p>801 Nguyễn Văn Linh, P. Tân Phú, Q.7, TP.HCM</text:p>
          </table:table-cell>
          <table:table-cell table:content-validation-name="val9" office:value-type="string" calcext:value-type="string">
            <text:p>Cty Sáng Tâm TT tiền lãi chậm thanh toán T01.2025 tại CRM cho Cty Phú Mỹ Hưng</text:p>
          </table:table-cell>
          <table:table-cell table:number-columns-repeated="2" table:style-name="ce21" office:value-type="float" office:value="327208" calcext:value-type="float">
            <text:p>327,208</text:p>
          </table:table-cell>
          <table:table-cell table:style-name="ce26" office:value-type="float" office:value="811" calcext:value-type="float">
            <text:p>811</text:p>
          </table:table-cell>
          <table:table-cell table:style-name="ce9" office:value-type="float" office:value="1121114" calcext:value-type="float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4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CRESCENT MALL</text:p>
          </table:table-cell>
          <table:table-cell table:style-name="ce9" office:value-type="string" calcext:value-type="string">
            <text:p>PHA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4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content-validation-name="val9" office:value-type="string" calcext:value-type="string">
            <text:p>Thanh toán CP quảng cáo online theo HĐ 5183407750 cho Google</text:p>
          </table:table-cell>
          <table:table-cell table:number-columns-repeated="2" table:style-name="ce21" office:value-type="float" office:value="2000000" calcext:value-type="float">
            <text:p>2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5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9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style-name="ce9" office:value-type="string" calcext:value-type="string">
            <text:p>Phí ngân hàng theo HĐ 5183407750 cho Google</text:p>
          </table:table-cell>
          <table:table-cell table:number-columns-repeated="2" table:style-name="ce21" office:value-type="float" office:value="22000" calcext:value-type="float">
            <text:p>22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4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Thanh toán CP quảng cáo online theo số tham chiếu PVWSKKGC42 ngày 03.03.25 cho Facebook</text:p>
          </table:table-cell>
          <table:table-cell table:number-columns-repeated="2" table:style-name="ce21" office:value-type="float" office:value="21000000" calcext:value-type="float">
            <text:p>21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7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9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Phí ngân hàng theo số tham chiếu PVWSKKGC42 ngày 03.03.25 cho Facebook</text:p>
          </table:table-cell>
          <table:table-cell table:number-columns-repeated="2" table:style-name="ce21" office:value-type="float" office:value="231000" calcext:value-type="float">
            <text:p>231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8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4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6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17666-DIGITALOCEAN</text:p>
          </table:table-cell>
          <table:table-cell table:content-validation-name="val7" office:value-type="string" calcext:value-type="string">
            <text:p>DIGITAL OCEAN LIMITED LIABILITY COMPANY</text:p>
          </table:table-cell>
          <table:table-cell table:content-validation-name="val8" office:value-type="string" calcext:value-type="string">
            <text:p>101 Avenue of the Americas 10th Floor New York, NY 10013 United States</text:p>
          </table:table-cell>
          <table:table-cell table:style-name="ce9" office:value-type="string" calcext:value-type="string">
            <text:p>Thanh toán phí lưu trữ dữ liệu website trên server của Cty Digital Ocean theo HĐ 506384901 cho Cty Digital Ocean</text:p>
          </table:table-cell>
          <table:table-cell table:number-columns-repeated="2" table:style-name="ce21" office:value-type="float" office:value="2138997" calcext:value-type="float">
            <text:p>2,138,997</text:p>
          </table:table-cell>
          <table:table-cell table:style-name="ce9" table:content-validation-name="val12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9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H</text:p>
          </table:table-cell>
          <table:table-cell table:style-name="ce9" office:value-type="string" calcext:value-type="string">
            <text:p>LUUTRU SERVER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3">
          <table:table-cell table:content-validation-name="val1"/>
          <table:table-cell table:content-validation-name="val2" office:value-type="date" office:date-value="2025-03-12" calcext:value-type="date">
            <text:p>12/3/2025</text:p>
          </table:table-cell>
          <table:table-cell table:content-validation-name="val3" office:value-type="string" calcext:value-type="string">
            <text:p>BN/27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 - CHI NHÁNH CHỢ LỚN</text:p>
          </table:table-cell>
          <table:table-cell table:content-validation-name="val8" office:value-type="string" calcext:value-type="string">
            <text:p>49 Kinh Dương Vương, P.12, Q.6, TP. HCM</text:p>
          </table:table-cell>
          <table:table-cell table:content-validation-name="val9" office:value-type="string" calcext:value-type="string">
            <text:p>Phí quản lý tài khoản T03.2025 BIDV (VND)</text:p>
          </table:table-cell>
          <table:table-cell table:style-name="ce36" table:content-validation-name="val10" office:value-type="float" office:value="55000" calcext:value-type="float">
            <text:p>55,000</text:p>
          </table:table-cell>
          <table:table-cell table:style-name="ce36" table:content-validation-name="val11" office:value-type="float" office:value="55000" calcext:value-type="float">
            <text:p>55,0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0]" office:value-type="date" office:date-value="2025-03-12" calcext:value-type="date">
            <text:p>3/12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QLTK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8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4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3832" calcext:value-type="float">
            <text:p>53832</text:p>
          </table:table-cell>
          <table:table-cell table:content-validation-name="val7" office:value-type="string" calcext:value-type="string">
            <text:p>Công Ty Cổ Phần Bất Động Sản Việt - Nhật</text:p>
          </table:table-cell>
          <table:table-cell table:content-validation-name="val8" office:value-type="string" calcext:value-type="string">
            <text:p>Số 222 Đường Trần Duy Hưng, Phường Trung Hoà, Quận Cầu Giấy, Thành phố Hà Nội</text:p>
          </table:table-cell>
          <table:table-cell table:style-name="ce9" office:value-type="string" calcext:value-type="string">
            <text:p>Cty Sáng Tâm TT tiền điện T02.2025 tại Go Dĩ An theo HD 255 cho Cty CP BĐS Việt - Nhật</text:p>
          </table:table-cell>
          <table:table-cell table:number-columns-repeated="2" table:style-name="ce21" office:value-type="float" office:value="2656997" calcext:value-type="float">
            <text:p>2,656,997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1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10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chuyển tiền ST: 2.656.997 đ</text:p>
          </table:table-cell>
          <table:table-cell table:number-columns-repeated="2" table:style-name="ce21" office:value-type="float" office:value="11000" calcext:value-type="float">
            <text:p>11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UN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hết phần nợ gốc khoản vay KU 833976</text:p>
          </table:table-cell>
          <table:table-cell table:number-columns-repeated="2" table:style-name="ce21" office:value-type="float" office:value="624576008" calcext:value-type="float">
            <text:p>624,576,008</text:p>
          </table:table-cell>
          <table:table-cell table:style-name="ce9" office:value-type="float" office:value="34111" calcext:value-type="float">
            <text:p>341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3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lãi vay khoản vay KU 833976</text:p>
          </table:table-cell>
          <table:table-cell table:number-columns-repeated="2" table:style-name="ce21" office:value-type="float" office:value="472282" calcext:value-type="float">
            <text:p>472,282</text:p>
          </table:table-cell>
          <table:table-cell table:style-name="ce9" office:value-type="float" office:value="6354" calcext:value-type="float">
            <text:p>6354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4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LVAY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3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BIDV.LC-02190</text:p>
          </table:table-cell>
          <table:table-cell table:content-validation-name="val7" office:value-type="string" calcext:value-type="string">
            <text:p>NGÂN HÀNG TMCP ĐẦU TƯ VÀ PHÁT TRIỂN VIỆT NAM (BIDV) - ACCT LC SỐ LI25B02190</text:p>
          </table:table-cell>
          <table:table-cell table:content-validation-name="val8"/>
          <table:table-cell table:content-validation-name="val9" office:value-type="string" calcext:value-type="string">
            <text:p>Phí mở thư LC số LI25B02190, ST: 16,092.50 USD</text:p>
          </table:table-cell>
          <table:table-cell table:number-columns-repeated="2" table:style-name="ce21" office:value-type="float" office:value="1805300" calcext:value-type="float">
            <text:p>1,805,3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5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 _L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7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GTGT từ 22.02.2025-21.05.2025 tại ĐĐKD Phan Đăng Lưu thay cho Đỗ Thị Kim Dung, GNT ...cho CCT Quận Bình Thạnh</text:p>
          </table:table-cell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6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9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TNCN từ 22.02.2025-21.05.2025 tại ĐĐKD Phan Đăng Lưu thay cho Đỗ Thị Kim Dung, GNT ...cho CCT Quận Bình Thạnh</text:p>
          </table:table-cell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7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11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TTQT ST: 30,000.00 USD (0,20%*30,000.00$ phí CT + 5$ Đp+ 22$ phí our)* 1,1* 25.740 (TGB ngày giao dịch)</text:p>
          </table:table-cell>
          <table:table-cell table:style-name="ce37" table:content-validation-name="val10" office:value-type="string" calcext:value-type="string">
            <text:p>2,463,318</text:p>
          </table:table-cell>
          <table:table-cell table:style-name="ce37" table:content-validation-name="val11" office:value-type="string" calcext:value-type="string">
            <text:p>2,463,318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8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VP</text:p>
          </table:table-cell>
          <table:table-cell table:style-name="ce9" office:value-type="string" calcext:value-type="string">
            <text:p>PHINH_TTQ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5" table:number-rows-repeated="6550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2"/>
        </table:table-row>
        <table:table-row table:style-name="ro5" table:number-rows-repeated="98303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_FilterDatabase" table:base-cell-address="$Sheet1.$A$1" table:cell-range-address="$Sheet1.$A$2:.$AF$2"/>
        </table:named-expressions>
      </table:table>
      <table:table table:name="Sheet1 (2)" table:style-name="ta2">
        <table:table-column table:style-name="co1" table:default-cell-style-name="ce8"/>
        <table:table-column table:style-name="co2" table:default-cell-style-name="ce5"/>
        <table:table-column table:style-name="co1" table:number-columns-repeated="3" table:default-cell-style-name="ce8"/>
        <table:table-column table:style-name="co3" table:default-cell-style-name="ce25"/>
        <table:table-column table:style-name="co14" table:default-cell-style-name="ce32"/>
        <table:table-column table:style-name="co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58"/>
        <table:table-column table:style-name="co7" table:default-cell-style-name="ce8"/>
        <table:table-column table:style-name="co8" table:default-cell-style-name="ce8"/>
        <table:table-column table:style-name="co9" table:default-cell-style-name="ce39"/>
        <table:table-column table:style-name="co1" table:default-cell-style-name="ce25"/>
        <table:table-column table:style-name="co10" table:default-cell-style-name="ce8"/>
        <table:table-column table:style-name="co1" table:number-columns-repeated="6" table:default-cell-style-name="ce8"/>
        <table:table-column table:style-name="co2" table:default-cell-style-name="ce29"/>
        <table:table-column table:style-name="co1" table:number-columns-repeated="3" table:default-cell-style-name="ce8"/>
        <table:table-column table:style-name="co11" table:default-cell-style-name="ce8"/>
        <table:table-column table:style-name="co12" table:default-cell-style-name="ce8"/>
        <table:table-column table:style-name="co1" table:number-columns-repeated="229" table:default-cell-style-name="ce8"/>
        <table:table-column table:style-name="co1" table:number-columns-repeated="16127" table:default-cell-style-name="Default"/>
        <table:table-row table:style-name="ro1">
          <table:table-cell table:style-name="ce1" table:content-validation-name="val1" office:value-type="float" office:value="1" calcext:value-type="float">
            <text:p><text:s/>1 </text:p>
          </table:table-cell>
          <table:table-cell table:style-name="ce1" table:content-validation-name="val1" office:value-type="float" office:value="2" calcext:value-type="float">
            <text:p><text:s/>2 </text:p>
          </table:table-cell>
          <table:table-cell table:style-name="ce1" table:content-validation-name="val1" office:value-type="float" office:value="3" calcext:value-type="float">
            <text:p><text:s/>3 </text:p>
          </table:table-cell>
          <table:table-cell table:style-name="ce1" table:content-validation-name="val1" office:value-type="float" office:value="4" calcext:value-type="float">
            <text:p><text:s/>4 </text:p>
          </table:table-cell>
          <table:table-cell table:style-name="ce1" table:content-validation-name="val1" office:value-type="float" office:value="5" calcext:value-type="float">
            <text:p><text:s/>5 </text:p>
          </table:table-cell>
          <table:table-cell table:style-name="ce1" table:content-validation-name="val1" office:value-type="float" office:value="6" calcext:value-type="float">
            <text:p><text:s/>6 </text:p>
          </table:table-cell>
          <table:table-cell table:style-name="ce1" table:content-validation-name="val1" office:value-type="float" office:value="7" calcext:value-type="float">
            <text:p><text:s/>7 </text:p>
          </table:table-cell>
          <table:table-cell table:style-name="ce1" table:content-validation-name="val1" office:value-type="float" office:value="8" calcext:value-type="float">
            <text:p><text:s/>8 </text:p>
          </table:table-cell>
          <table:table-cell table:style-name="ce1" table:content-validation-name="val1" office:value-type="float" office:value="9" calcext:value-type="float">
            <text:p><text:s/>9 </text:p>
          </table:table-cell>
          <table:table-cell table:style-name="ce1" table:content-validation-name="val1" office:value-type="float" office:value="10" calcext:value-type="float">
            <text:p><text:s/>10 </text:p>
          </table:table-cell>
          <table:table-cell table:style-name="ce1" table:content-validation-name="val1" office:value-type="float" office:value="11" calcext:value-type="float">
            <text:p><text:s/>11 </text:p>
          </table:table-cell>
          <table:table-cell table:style-name="ce1" table:content-validation-name="val1" office:value-type="float" office:value="12" calcext:value-type="float">
            <text:p><text:s/>12 </text:p>
          </table:table-cell>
          <table:table-cell table:style-name="ce1" table:content-validation-name="val1" office:value-type="float" office:value="13" calcext:value-type="float">
            <text:p><text:s/>13 </text:p>
          </table:table-cell>
          <table:table-cell table:style-name="ce1" table:content-validation-name="val1" office:value-type="float" office:value="14" calcext:value-type="float">
            <text:p><text:s/>14 </text:p>
          </table:table-cell>
          <table:table-cell table:style-name="ce1" table:content-validation-name="val1" office:value-type="float" office:value="15" calcext:value-type="float">
            <text:p><text:s/>15 </text:p>
          </table:table-cell>
          <table:table-cell table:style-name="ce1" table:content-validation-name="val1" office:value-type="float" office:value="16" calcext:value-type="float">
            <text:p><text:s/>16 </text:p>
          </table:table-cell>
          <table:table-cell table:style-name="ce1" table:content-validation-name="val1" office:value-type="float" office:value="17" calcext:value-type="float">
            <text:p><text:s/>17 </text:p>
          </table:table-cell>
          <table:table-cell table:style-name="ce1" table:content-validation-name="val1" office:value-type="float" office:value="18" calcext:value-type="float">
            <text:p><text:s/>18 </text:p>
          </table:table-cell>
          <table:table-cell table:style-name="ce1" table:content-validation-name="val1" office:value-type="float" office:value="19" calcext:value-type="float">
            <text:p><text:s/>19 </text:p>
          </table:table-cell>
          <table:table-cell table:style-name="ce1" table:content-validation-name="val1" office:value-type="float" office:value="20" calcext:value-type="float">
            <text:p><text:s/>20 </text:p>
          </table:table-cell>
          <table:table-cell table:style-name="ce1" table:content-validation-name="val1" office:value-type="float" office:value="21" calcext:value-type="float">
            <text:p><text:s/>21 </text:p>
          </table:table-cell>
          <table:table-cell table:style-name="ce1" table:content-validation-name="val1" office:value-type="float" office:value="22" calcext:value-type="float">
            <text:p><text:s/>22 </text:p>
          </table:table-cell>
          <table:table-cell table:style-name="ce1" table:content-validation-name="val21"/>
          <table:table-cell table:style-name="ce1" table:content-validation-name="val22"/>
          <table:table-cell table:style-name="ce1" table:content-validation-name="val23"/>
          <table:table-cell table:style-name="ce1" table:content-validation-name="val24"/>
          <table:table-cell table:style-name="ce1" table:content-validation-name="val25"/>
          <table:table-cell table:style-name="ce1" table:content-validation-name="val26"/>
          <table:table-cell table:style-name="ce1" table:content-validation-name="val27"/>
          <table:table-cell table:style-name="ce1" table:number-columns-repeated="2"/>
          <table:table-cell table:style-name="ce1" table:content-validation-name="val30"/>
          <table:table-cell table:style-name="ce1" table:content-validation-name="val31"/>
          <table:table-cell table:style-name="ce1" table:content-validation-name="val32"/>
          <table:table-cell table:style-name="ce1" table:number-columns-repeated="16350"/>
        </table:table-row>
        <table:table-row table:style-name="ro2">
          <table:table-cell table:style-name="ce3" table:content-validation-name="val1" office:value-type="string" calcext:value-type="string">
            <office:annotation draw:style-name="gr1" draw:text-style-name="P2" svg:width="1.7886in" svg:height="0.585in" svg:x="0.9614in" svg:y="0.4413in" draw:caption-point-x="-0.1882in" draw:caption-point-y="0.0291in">
              <dc:creator>Unknown Author</dc:creator>
              <dc:date>2025-05-16T10:41:00</dc:date>
              <text:p text:style-name="P1"><text:span text:style-name="T1">Mã chứng từ</text:span></text:p>
              <text:p text:style-name="P1"><text:span text:style-name="T1">PC: Phiếu chi</text:span></text:p>
              <text:p text:style-name="P1"><text:span text:style-name="T1">PT: Phiếu thu</text:span></text:p>
              <text:p text:style-name="P1"><text:span text:style-name="T1">BC: Báo có</text:span></text:p>
              <text:p text:style-name="P1"><text:span text:style-name="T1">BN: Báo nợ</text:span></text:p>
            </office:annotation>
            <text:p>Ma_Ct</text:p>
          </table:table-cell>
          <table:table-cell table:style-name="ce4" table:content-validation-name="val2" office:value-type="string" calcext:value-type="string">
            <office:annotation draw:style-name="gr2" draw:text-style-name="P2" svg:width="1.7492in" svg:height="0.585in" svg:x="2.2634in" svg:y="0.4413in" draw:caption-point-x="-0.1882in" draw:caption-point-y="0.0291in">
              <dc:creator>Unknown Author</dc:creator>
              <dc:date>2025-05-16T10:41:00</dc:date>
              <text:p text:style-name="P1"><text:span text:style-name="T1">Ngày chứng từ</text:span></text:p>
              <text:p text:style-name="P1"><text:span text:style-name="T1"/></text:p>
            </office:annotation>
            <text:p>Ngay_Ct</text:p>
          </table:table-cell>
          <table:table-cell table:style-name="ce3" table:content-validation-name="val3" office:value-type="string" calcext:value-type="string">
            <office:annotation draw:style-name="gr3" draw:text-style-name="P2" svg:width="1.7508in" svg:height="0.585in" svg:x="3.0406in" svg:y="0.4413in" draw:caption-point-x="-0.1882in" draw:caption-point-y="0.0291in">
              <dc:creator>Unknown Author</dc:creator>
              <dc:date>2025-05-16T10:41:00</dc:date>
              <text:p text:style-name="P1"><text:span text:style-name="T1">Số chứng từ</text:span></text:p>
            </office:annotation>
            <text:p>So_Ct</text:p>
          </table:table-cell>
          <table:table-cell table:style-name="ce3" table:content-validation-name="val4" office:value-type="string" calcext:value-type="string">
            <office:annotation draw:style-name="gr4" draw:text-style-name="P2" svg:width="1.7504in" svg:height="0.585in" svg:x="3.8177in" svg:y="0.4413in" draw:caption-point-x="-0.1882in" draw:caption-point-y="0.0291in">
              <dc:creator>Unknown Author</dc:creator>
              <dc:date>2025-05-16T10:41:00</dc:date>
              <text:p text:style-name="P1"><text:span text:style-name="T1">Mã tiền tệ</text:span></text:p>
              <text:p text:style-name="P1"><text:span text:style-name="T1">VND</text:span></text:p>
              <text:p text:style-name="P1"><text:span text:style-name="T1">USD</text:span></text:p>
              <text:p text:style-name="P1"><text:span text:style-name="T1">EUR</text:span></text:p>
              <text:p text:style-name="P1"><text:span text:style-name="T1">...</text:span></text:p>
            </office:annotation>
            <text:p>Ma_Tte</text:p>
          </table:table-cell>
          <table:table-cell table:style-name="ce3" table:content-validation-name="val5" office:value-type="string" calcext:value-type="string">
            <office:annotation draw:style-name="gr28" draw:text-style-name="P2" svg:width="1.7602in" svg:height="0.585in" svg:x="4.5957in" svg:y="0.4413in" draw:caption-point-x="-0.1894in" draw:caption-point-y="0.0291in">
              <dc:creator>Unknown Author</dc:creator>
              <dc:date>2025-05-16T10:41:00</dc:date>
              <text:p text:style-name="P1"><text:span text:style-name="T1">Tỷ giá</text:span></text:p>
              <text:p text:style-name="P1"><text:span text:style-name="T1"/></text:p>
            </office:annotation>
            <text:p>Ty_Gia</text:p>
          </table:table-cell>
          <table:table-cell table:style-name="ce6" table:content-validation-name="val6" office:value-type="string" calcext:value-type="string">
            <office:annotation draw:style-name="gr29" draw:text-style-name="P2" svg:width="1.7606in" svg:height="0.585in" svg:x="5.3724in" svg:y="0.4413in" draw:caption-point-x="0.7445in" draw:caption-point-y="0.0291in">
              <dc:creator>Unknown Author</dc:creator>
              <dc:date>2025-05-16T10:41:00</dc:date>
              <text:p text:style-name="P1"><text:span text:style-name="T1">Mã đối tượng</text:span></text:p>
              <text:p text:style-name="P1"><text:span text:style-name="T1"/></text:p>
            </office:annotation>
            <text:p>Ma_Dt</text:p>
          </table:table-cell>
          <table:table-cell table:style-name="ce30" table:content-validation-name="val6" office:value-type="string" calcext:value-type="string">
            <text:p>MÃ đối tượng cộng nợ</text:p>
          </table:table-cell>
          <table:table-cell table:style-name="ce3" table:content-validation-name="val7" office:value-type="string" calcext:value-type="string">
            <office:annotation draw:style-name="gr30" draw:text-style-name="P2" svg:width="1.7795in" svg:height="0.585in" svg:x="9.2697in" svg:y="0.4413in" draw:caption-point-x="1.4248in" draw:caption-point-y="0.0291in">
              <dc:creator>Unknown Author</dc:creator>
              <dc:date>2025-05-16T10:41:00</dc:date>
              <text:p text:style-name="P1"><text:span text:style-name="T1">Ông bà</text:span></text:p>
              <text:p text:style-name="P1"><text:span text:style-name="T1"/></text:p>
            </office:annotation>
            <text:p>Ong_Ba</text:p>
          </table:table-cell>
          <table:table-cell table:style-name="ce3" table:content-validation-name="val8" office:value-type="string" calcext:value-type="string">
            <office:annotation draw:style-name="gr31" draw:text-style-name="P2" svg:width="1.8in" svg:height="0.585in" svg:x="10.0472in" svg:y="0.4413in" draw:caption-point-x="2.0661in" draw:caption-point-y="0.0291in">
              <dc:creator>Unknown Author</dc:creator>
              <dc:date>2025-05-16T10:41:00</dc:date>
              <text:p text:style-name="P1"><text:span text:style-name="T1">Địa chỉ</text:span></text:p>
              <text:p text:style-name="P1"><text:span text:style-name="T1"/></text:p>
            </office:annotation>
            <text:p>Dia_Chi</text:p>
          </table:table-cell>
          <table:table-cell table:style-name="ce3" table:content-validation-name="val9" office:value-type="string" calcext:value-type="string">
            <office:annotation draw:style-name="gr32" draw:text-style-name="P2" svg:width="1.7933in" svg:height="0.585in" svg:x="10.8539in" svg:y="0.4413in" draw:caption-point-x="5.8185in" draw:caption-point-y="0.0291in">
              <dc:creator>Unknown Author</dc:creator>
              <dc:date>2025-05-16T10:41:00</dc:date>
              <text:p text:style-name="P1"><text:span text:style-name="T1">Diễn giải</text:span></text:p>
              <text:p text:style-name="P1"><text:span text:style-name="T1"/></text:p>
            </office:annotation>
            <text:p>Dien_Giai</text:p>
          </table:table-cell>
          <table:table-cell table:style-name="ce10" table:content-validation-name="val9" office:value-type="string" calcext:value-type="string">
            <text:p>Diễn giải trên mô tả số phụ</text:p>
          </table:table-cell>
          <table:table-cell table:style-name="ce3" table:content-validation-name="val10" office:value-type="string" calcext:value-type="string">
            <office:annotation draw:style-name="gr33" draw:text-style-name="P2" svg:width="1.839in" svg:height="0.585in" svg:x="13.9071in" svg:y="0.4413in" draw:caption-point-x="6.5071in" draw:caption-point-y="0.0291in">
              <dc:creator>Unknown Author</dc:creator>
              <dc:date>2025-05-16T10:41:00</dc:date>
              <text:p text:style-name="P1"><text:span text:style-name="T1">Tiền</text:span></text:p>
            </office:annotation>
            <text:p>Tien</text:p>
          </table:table-cell>
          <table:table-cell table:style-name="ce3" table:content-validation-name="val11" office:value-type="string" calcext:value-type="string">
            <office:annotation draw:style-name="gr34" draw:text-style-name="P2" svg:width="1.861in" svg:height="0.585in" svg:x="14.1476in" svg:y="0.4413in" draw:caption-point-x="7.2768in" draw:caption-point-y="0.0291in">
              <dc:creator>Unknown Author</dc:creator>
              <dc:date>2025-05-16T10:41:00</dc:date>
              <text:p text:style-name="P1"><text:span text:style-name="T1">Tiền nguyên tệ</text:span></text:p>
            </office:annotation>
            <text:p>Tien_Nt</text:p>
          </table:table-cell>
          <table:table-cell table:style-name="ce24" table:content-validation-name="val12" office:value-type="string" calcext:value-type="string">
            <office:annotation draw:style-name="gr35" draw:text-style-name="P2" svg:width="3.5102in" svg:height="0.585in" svg:x="14.9579in" svg:y="0.4413in" draw:caption-point-x="7.2634in" draw:caption-point-y="0.0291in">
              <dc:creator>Unknown Author</dc:creator>
              <dc:date>2025-05-16T10:41:00</dc:date>
              <text:p text:style-name="P1"><text:span text:style-name="T1">Tài khoản nợ</text:span></text:p>
            </office:annotation>
            <text:p>Tk_No</text:p>
          </table:table-cell>
          <table:table-cell table:style-name="ce27" table:content-validation-name="val13" office:value-type="string" calcext:value-type="string">
            <office:annotation draw:style-name="gr36" draw:text-style-name="P2" svg:width="3.2287in" svg:height="0.585in" svg:x="15.7059in" svg:y="0.4413in" draw:caption-point-x="7.2921in" draw:caption-point-y="0.0291in">
              <dc:creator>Unknown Author</dc:creator>
              <dc:date>2025-05-16T10:41:00</dc:date>
              <text:p text:style-name="P1"><text:span text:style-name="T1">Tài khoản có</text:span></text:p>
            </office:annotation>
            <text:p>Tk_Co</text:p>
          </table:table-cell>
          <table:table-cell table:style-name="ce3" table:content-validation-name="val14" office:value-type="string" calcext:value-type="string">
            <office:annotation draw:style-name="gr37" draw:text-style-name="P2" svg:width="0.8756in" svg:height="0.585in" svg:x="16.3382in" svg:y="0.4413in" draw:caption-point-x="7.6217in" draw:caption-point-y="0.0291in">
              <dc:creator>Unknown Author</dc:creator>
              <dc:date>2025-05-16T10:41:00</dc:date>
              <text:p text:style-name="P1"><text:span text:style-name="T1">Mã thuế</text:span></text:p>
              <text:p text:style-name="P1"><text:span text:style-name="T1">R00 - Ra 0%</text:span></text:p>
              <text:p text:style-name="P1"><text:span text:style-name="T1">R05 - Ra 5%</text:span></text:p>
              <text:p text:style-name="P1"><text:span text:style-name="T1">R10 - Ra 10%</text:span></text:p>
              <text:p text:style-name="P1"><text:span text:style-name="T1">V00 - Vào 0%</text:span></text:p>
              <text:p text:style-name="P1"><text:span text:style-name="T1">V05 - Vào 5%</text:span></text:p>
              <text:p text:style-name="P1"><text:span text:style-name="T1">V10 - Vào 10%</text:span></text:p>
            </office:annotation>
            <text:p>Ma_Thue</text:p>
          </table:table-cell>
          <table:table-cell table:style-name="ce3" table:content-validation-name="val15" office:value-type="string" calcext:value-type="string">
            <office:annotation draw:style-name="gr37" draw:text-style-name="P2" svg:width="0.8756in" svg:height="0.585in" svg:x="16.3382in" svg:y="0.4413in" draw:caption-point-x="8.3988in" draw:caption-point-y="0.0291in">
              <dc:creator>Unknown Author</dc:creator>
              <dc:date>2025-05-16T10:41:00</dc:date>
              <text:p text:style-name="P1"><text:span text:style-name="T1">Thuế suất VAT</text:span></text:p>
              <text:p text:style-name="P1"><text:span text:style-name="T1">0 - 0%</text:span></text:p>
              <text:p text:style-name="P1"><text:span text:style-name="T1">5 - 5%</text:span></text:p>
              <text:p text:style-name="P1"><text:span text:style-name="T1">10 - 10%</text:span></text:p>
            </office:annotation>
            <text:p>Thue_GtGt</text:p>
          </table:table-cell>
          <table:table-cell table:style-name="ce3" table:content-validation-name="val16" office:value-type="string" calcext:value-type="string">
            <office:annotation draw:style-name="gr37" draw:text-style-name="P2" svg:width="0.8756in" svg:height="0.585in" svg:x="16.3382in" svg:y="0.4413in" draw:caption-point-x="9.176in" draw:caption-point-y="0.0291in">
              <dc:creator>Unknown Author</dc:creator>
              <dc:date>2025-05-16T10:41:00</dc:date>
              <text:p text:style-name="P1"><text:span text:style-name="T1">Tiền thuế VAT</text:span></text:p>
            </office:annotation>
            <text:p>Tien3</text:p>
          </table:table-cell>
          <table:table-cell table:style-name="ce3" table:content-validation-name="val17" office:value-type="string" calcext:value-type="string">
            <office:annotation draw:style-name="gr37" draw:text-style-name="P2" svg:width="0.8756in" svg:height="0.585in" svg:x="16.3382in" svg:y="0.4413in" draw:caption-point-x="9.9531in" draw:caption-point-y="0.0291in">
              <dc:creator>Unknown Author</dc:creator>
              <dc:date>2025-05-16T10:41:00</dc:date>
              <text:p text:style-name="P1"><text:span text:style-name="T1">Tiền thuế VAT nguyên tệ</text:span></text:p>
            </office:annotation>
            <text:p>Tien_Nt3</text:p>
          </table:table-cell>
          <table:table-cell table:style-name="ce3" table:content-validation-name="val18" office:value-type="string" calcext:value-type="string">
            <office:annotation draw:style-name="gr38" draw:text-style-name="P2" svg:width="0.4409in" svg:height="0.585in" svg:x="16.7728in" svg:y="0.4413in" draw:caption-point-x="10.2953in" draw:caption-point-y="0.0291in">
              <dc:creator>Unknown Author</dc:creator>
              <dc:date>2025-05-16T10:41:00</dc:date>
              <text:p text:style-name="P1"><text:span text:style-name="T1">Tài khoản nợ VAT</text:span></text:p>
            </office:annotation>
            <text:p>Tk_No3</text:p>
          </table:table-cell>
          <table:table-cell table:style-name="ce3" table:content-validation-name="val19" office:value-type="string" calcext:value-type="string">
            <office:annotation draw:style-name="gr39" draw:text-style-name="P2" svg:width="1.7717in" svg:height="0.585in" svg:x="17.472in" svg:y="0.4413in" draw:caption-point-x="10.3732in" draw:caption-point-y="0.0291in">
              <dc:creator>Unknown Author</dc:creator>
              <dc:date>2025-05-16T10:41:00</dc:date>
              <text:p text:style-name="P1"><text:span text:style-name="T1">Tài khoản có VAT</text:span></text:p>
              <text:p text:style-name="P1"><text:span text:style-name="T1"/></text:p>
            </office:annotation>
            <text:p>Tk_Co3</text:p>
          </table:table-cell>
          <table:table-cell table:style-name="ce3" table:content-validation-name="val20" office:value-type="string" calcext:value-type="string">
            <office:annotation draw:style-name="gr40" draw:text-style-name="P2" svg:width="1.4882in" svg:height="0.585in" svg:x="18.1539in" svg:y="0.4413in" draw:caption-point-x="10.4685in" draw:caption-point-y="0.0291in">
              <dc:creator>Unknown Author</dc:creator>
              <dc:date>2025-05-16T10:41:00</dc:date>
              <text:p text:style-name="P1"><text:span text:style-name="T1">Hạn thanh toán</text:span></text:p>
            </office:annotation>
            <text:p>Han_Tt</text:p>
          </table:table-cell>
          <table:table-cell table:style-name="ce28" table:content-validation-name="val21" office:value-type="string" calcext:value-type="string">
            <office:annotation draw:style-name="gr41" draw:text-style-name="P2" svg:width="1.9728in" svg:height="0.585in" svg:x="19.7677in" svg:y="0.4413in" draw:caption-point-x="10.1567in" draw:caption-point-y="0.0291in">
              <dc:creator>Unknown Author</dc:creator>
              <dc:date>2025-05-16T10:41:00</dc:date>
              <text:p text:style-name="P1"><text:span text:style-name="T1">Ngày hóa đơn</text:span></text:p>
            </office:annotation>
            <text:p>Ngay_Ct0</text:p>
          </table:table-cell>
          <table:table-cell table:style-name="ce3" table:content-validation-name="val22" office:value-type="string" calcext:value-type="string">
            <office:annotation draw:style-name="gr42" draw:text-style-name="P2" svg:width="1.9626in" svg:height="0.585in" svg:x="20.3701in" svg:y="0.4413in" draw:caption-point-x="10.3315in" draw:caption-point-y="0.0291in">
              <dc:creator>Unknown Author</dc:creator>
              <dc:date>2025-05-16T10:41:00</dc:date>
              <text:p text:style-name="P1"><text:span text:style-name="T1">Số hóa đơn</text:span></text:p>
            </office:annotation>
            <text:p>So_Ct0</text:p>
          </table:table-cell>
          <table:table-cell table:style-name="ce3" table:content-validation-name="val23" office:value-type="string" calcext:value-type="string">
            <office:annotation draw:style-name="gr43" draw:text-style-name="P2" svg:width="1.5744in" svg:height="0.585in" svg:x="20.9815in" svg:y="0.4413in" draw:caption-point-x="10.4972in" draw:caption-point-y="0.0291in">
              <dc:creator>Unknown Author</dc:creator>
              <dc:date>2025-05-16T10:41:00</dc:date>
              <text:p text:style-name="P1"><text:span text:style-name="T1">Số Seri</text:span></text:p>
              <text:p text:style-name="P1"><text:span text:style-name="T1"/></text:p>
            </office:annotation>
            <text:p>So_Seri0</text:p>
          </table:table-cell>
          <table:table-cell table:style-name="ce3" table:content-validation-name="val24" office:value-type="string" calcext:value-type="string">
            <office:annotation draw:style-name="gr2" draw:text-style-name="P2" svg:width="1.7492in" svg:height="0.585in" svg:x="21.7685in" svg:y="0.4413in" draw:caption-point-x="10.4874in" draw:caption-point-y="0.0291in">
              <dc:creator>Unknown Author</dc:creator>
              <dc:date>2025-05-16T10:41:00</dc:date>
              <text:p text:style-name="P1"><text:span text:style-name="T1">Tên vật tư</text:span></text:p>
            </office:annotation>
            <text:p>Ten_Vt</text:p>
          </table:table-cell>
          <table:table-cell table:style-name="ce3" table:content-validation-name="val25" office:value-type="string" calcext:value-type="string">
            <office:annotation draw:style-name="gr44" draw:text-style-name="P2" svg:width="1.7882in" svg:height="0.585in" svg:x="22.8079in" svg:y="0.4413in" draw:caption-point-x="10.5264in" draw:caption-point-y="0.0291in">
              <dc:creator>Unknown Author</dc:creator>
              <dc:date>2025-05-16T10:41:00</dc:date>
              <text:p text:style-name="P1"><text:span text:style-name="T1">Mã số thuế</text:span></text:p>
            </office:annotation>
            <text:p>Ma_So_Thue</text:p>
          </table:table-cell>
          <table:table-cell table:style-name="ce3" table:content-validation-name="val26" office:value-type="string" calcext:value-type="string">
            <office:annotation draw:style-name="gr45" draw:text-style-name="P2" svg:width="1.2732in" svg:height="0.585in" svg:x="26.6839in" svg:y="0.4413in" draw:caption-point-x="10.5287in" draw:caption-point-y="0.0291in">
              <dc:creator>Unknown Author</dc:creator>
              <dc:date>2025-05-16T10:41:00</dc:date>
              <text:p text:style-name="P1"><text:span text:style-name="T1">Tên đối tượng thuế VAT</text:span></text:p>
            </office:annotation>
            <text:p>Ten_DtGtGt</text:p>
          </table:table-cell>
          <table:table-cell table:style-name="ce3" table:content-validation-name="val27" office:value-type="string" calcext:value-type="string">
            <office:annotation draw:style-name="gr46" draw:text-style-name="P2" svg:width="1.4776in" svg:height="0.585in" svg:x="27.4705in" svg:y="0.4413in" draw:caption-point-x="10.5193in" draw:caption-point-y="0.0291in">
              <dc:creator>Unknown Author</dc:creator>
              <dc:date>2025-05-16T10:41:00</dc:date>
              <text:p text:style-name="P1"><text:span text:style-name="T1">Mã thu chi</text:span></text:p>
            </office:annotation>
            <text:p>Ma_Tc</text:p>
          </table:table-cell>
          <table:table-cell table:style-name="ce3" table:content-validation-name="val28" office:value-type="string" calcext:value-type="string">
            <office:annotation draw:style-name="gr47" draw:text-style-name="P2" svg:width="1.6327in" svg:height="0.585in" svg:x="28.5681in" svg:y="0.4413in" draw:caption-point-x="10.1988in" draw:caption-point-y="0.0291in">
              <dc:creator>Unknown Author</dc:creator>
              <dc:date>2025-05-16T10:41:00</dc:date>
              <text:p text:style-name="P1"><text:span text:style-name="T1">Mã bộ phận</text:span></text:p>
            </office:annotation>
            <text:p>Ma_Bp</text:p>
          </table:table-cell>
          <table:table-cell table:style-name="ce3" table:content-validation-name="val29" office:value-type="string" calcext:value-type="string">
            <office:annotation draw:style-name="gr48" draw:text-style-name="P2" svg:width="0.8461in" svg:height="0.585in" svg:x="29.6563in" svg:y="0.4413in" draw:caption-point-x="9.8878in" draw:caption-point-y="0.0291in">
              <dc:creator>Unknown Author</dc:creator>
              <dc:date>2025-05-16T10:41:00</dc:date>
              <text:p text:style-name="P1"><text:span text:style-name="T1">Mã khoản mục phí</text:span></text:p>
            </office:annotation>
            <text:p>Ma_Km</text:p>
          </table:table-cell>
          <table:table-cell table:style-name="ce3" table:content-validation-name="val30" office:value-type="string" calcext:value-type="string">
            <office:annotation draw:style-name="gr49" draw:text-style-name="P2" svg:width="0.7843in" svg:height="0.585in" svg:x="33.7736in" svg:y="0.4413in" draw:caption-point-x="6.5476in" draw:caption-point-y="0.0291in">
              <dc:creator>Unknown Author</dc:creator>
              <dc:date>2025-05-16T10:41:00</dc:date>
              <text:p text:style-name="P1"><text:span text:style-name="T1">Mã hợp đồng</text:span></text:p>
            </office:annotation>
            <text:p>Ma_Hd</text:p>
          </table:table-cell>
          <table:table-cell table:style-name="ce3" table:content-validation-name="val31" office:value-type="string" calcext:value-type="string">
            <office:annotation draw:style-name="gr49" draw:text-style-name="P2" svg:width="0.7843in" svg:height="0.585in" svg:x="33.7736in" svg:y="0.4413in" draw:caption-point-x="7.3244in" draw:caption-point-y="0.0291in">
              <dc:creator>Unknown Author</dc:creator>
              <dc:date>2025-05-16T10:41:00</dc:date>
              <text:p text:style-name="P1"><text:span text:style-name="T1">Mã sản phẩm</text:span></text:p>
            </office:annotation>
            <text:p>Ma_Sp</text:p>
          </table:table-cell>
          <table:table-cell table:style-name="ce3" table:content-validation-name="val32" office:value-type="string" calcext:value-type="string">
            <office:annotation draw:style-name="gr49" draw:text-style-name="P2" svg:width="0.7843in" svg:height="0.585in" svg:x="33.7736in" svg:y="0.4413in" draw:caption-point-x="8.1016in" draw:caption-point-y="0.0291in">
              <dc:creator>Unknown Author</dc:creator>
              <dc:date>2025-05-16T10:41:00</dc:date>
              <text:p text:style-name="P1"><text:span text:style-name="T1">Mã vụ việc</text:span></text:p>
            </office:annotation>
            <text:p>Ma_Job</text:p>
          </table:table-cell>
          <table:table-cell table:style-name="ce3" office:value-type="string" calcext:value-type="string">
            <text:p>DUYET</text:p>
          </table:table-cell>
          <table:table-cell table:number-columns-repeated="16349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7" office:value-type="string" calcext:value-type="string">
            <text:p>KL-GOBARIA1</text:p>
          </table:table-cell>
          <table:table-cell table:style-name="ce31" office:value-type="string" calcext:value-type="string">
            <text:p>DD.TINH_GO BRVT1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QH 1S9+10 TTTM Go BR-VT, Số 2A, Nguyễn Đình Chiểu, KP 1, P.Phước Hiệp, TP.Bà Rịa, T.Bà Rịa-Vũng Tàu</text:p>
          </table:table-cell>
          <table:table-cell table:style-name="ce9" office:value-type="string" calcext:value-type="string">
            <text:p>Thu tiền bán hàng khách lẻ (POS 14100333 - GO BRVT)_5777_1</text:p>
          </table:table-cell>
          <table:table-cell table:style-name="ce49" table:content-validation-name="val9" office:value-type="string" calcext:value-type="string">
            <text:p>TT POS 14100333 500379 5777 064217PDO</text:p>
          </table:table-cell>
          <table:table-cell table:number-columns-repeated="2" table:style-name="ce21" office:value-type="float" office:value="888000" calcext:value-type="float">
            <text:p>888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3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GOCANTHO</text:p>
          </table:table-cell>
          <table:table-cell table:style-name="ce31" office:value-type="string" calcext:value-type="string">
            <text:p>DD.TINH_GO CTHO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H 1S21-B, TTTM Go Cần Thơ, Lô số 1, KDC Hưng Phú 1, P.Hưng Phú, Q.Cái Răng, TP.Cần Thơ, Việt Nam</text:p>
          </table:table-cell>
          <table:table-cell table:style-name="ce9" office:value-type="string" calcext:value-type="string">
            <text:p>Thu tiền bán hàng khách lẻ (POS 14100357 - Go Cần Thơ)_1174</text:p>
          </table:table-cell>
          <table:table-cell table:style-name="ce49" office:value-type="string" calcext:value-type="string">
            <text:p>TT POS 14100357 500380 1174 524024VCF</text:p>
          </table:table-cell>
          <table:table-cell table:number-columns-repeated="2" table:style-name="ce21" office:value-type="float" office:value="1790000" calcext:value-type="float">
            <text:p>1,790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4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CTHO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14" calcext:value-type="date">
            <text:p>14/3/2025</text:p>
          </table:table-cell>
          <table:table-cell table:content-validation-name="val3" office:value-type="string" calcext:value-type="string">
            <text:p>590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LUG BECAMEX</text:p>
          </table:table-cell>
          <table:table-cell table:style-name="ce31" office:value-type="string" calcext:value-type="string">
            <text:p>31754-010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-14, TT TTTM Becamex Tower, 230 Đại Lộ Bình Dương, P.Phú Hòa, TP.Thủ Dầu Một, T.Bình Dương</text:p>
          </table:table-cell>
          <table:table-cell table:content-validation-name="val9" office:value-type="string" calcext:value-type="string">
            <text:p>Cty mẹ thu hộ CN Số 10: Thu tiền bán hàng khách lẻ (POS 14100413 - Becamex)_8804</text:p>
          </table:table-cell>
          <table:table-cell table:style-name="ce49" table:content-validation-name="val9" office:value-type="string" calcext:value-type="string">
            <text:p>TT POS 14100413 765353 8804 333435MCF</text:p>
          </table:table-cell>
          <table:table-cell table:number-columns-repeated="2" table:style-name="ce21" office:value-type="float" office:value="1299000" calcext:value-type="float">
            <text:p>1,299,000</text:p>
          </table:table-cell>
          <table:table-cell table:content-validation-name="val12" office:value-type="string" calcext:value-type="string">
            <text:p>1121114</text:p>
          </table:table-cell>
          <table:table-cell office:value-type="float" office:value="13685" calcext:value-type="float">
            <text:p>13685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5]" office:value-type="date" office:date-value="2025-03-14" calcext:value-type="date">
            <text:p>3/1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ECAMEX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4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441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31754-007M</text:p>
          </table:table-cell>
          <table:table-cell table:style-name="ce31" office:value-type="string" calcext:value-type="string">
            <text:p>31754-007M</text:p>
          </table:table-cell>
          <table:table-cell table:content-validation-name="val7" office:value-type="string" calcext:value-type="string">
            <text:p>Chi Nhánh Công Ty TNHH Sáng Tâm Tại Hà Nội</text:p>
          </table:table-cell>
          <table:table-cell table:content-validation-name="val8" office:value-type="string" calcext:value-type="string">
            <text:p>Ô 06-V5B Khu đô thị Văn Phú, Phường Phú La, Quận Hà Đông, TP. Hà Nội, VN</text:p>
          </table:table-cell>
          <table:table-cell table:style-name="ce9" office:value-type="string" calcext:value-type="string">
            <text:p>CN Cty Sáng Tâm Tại Hà Nội thanh toán tiền hàng</text:p>
          </table:table-cell>
          <table:table-cell table:style-name="ce12" table:content-validation-name="val9" office:value-type="string" calcext:value-type="string">
            <text:p>Chi nhanh Cty TNHH Sang Tam tai Ha Noi thanh toan tien hang cho Cty TNHH Sang Tam</text:p>
          </table:table-cell>
          <table:table-cell table:number-columns-repeated="2" table:style-name="ce21" office:value-type="float" office:value="278000000" calcext:value-type="float">
            <text:p>278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9" office:value-type="float" office:value="13682" calcext:value-type="float">
            <text:p>13682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25" calcext:value-type="date">
            <text:p>25/3/2025</text:p>
          </table:table-cell>
          <table:table-cell table:content-validation-name="val3" office:value-type="string" calcext:value-type="string">
            <text:p>706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Lãi tích lũy T03.2025 NH BIDV (VND) - CN Chợ Lớn</text:p>
          </table:table-cell>
          <table:table-cell table:style-name="ce49" table:content-validation-name="val9" office:value-type="string" calcext:value-type="string">
            <text:p>Thanh toan lai thang 03/2025</text:p>
          </table:table-cell>
          <table:table-cell table:number-columns-repeated="2" table:style-name="ce21" office:value-type="float" office:value="9678" calcext:value-type="float">
            <text:p>9,678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5154" calcext:value-type="float">
            <text:p>515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7]" office:value-type="date" office:date-value="2025-03-25" calcext:value-type="date">
            <text:p>3/2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6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4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7655) Sáng Tâm qua TK BIDV (6106) Sáng Tâm</text:p>
          </table:table-cell>
          <table:table-cell table:style-name="ce12" table:content-validation-name="val9" office:value-type="string" calcext:value-type="string">
            <text:p>1410177655-CTY TNHH SANG TAM-1410376106-CTY TNHH SANG TAM-CTY TNHH SANG TAM CT TU TK BIDV 7655 SANG TAM QUA TK BIDV 6106 SANG TAM</text:p>
          </table:table-cell>
          <table:table-cell table:number-columns-repeated="2" table:style-name="ce21" office:value-type="float" office:value="50000000" calcext:value-type="float">
            <text:p>50,000,000</text:p>
          </table:table-cell>
          <table:table-cell table:content-validation-name="val12" office:value-type="string" calcext:value-type="string">
            <text:p>112111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/>
          <table:table-cell table:content-validation-name="val21" table:formula="of:=[.B8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7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2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3840) Sáng Tâm qua TK BIDV (7655) Sáng Tâm</text:p>
          </table:table-cell>
          <table:table-cell table:style-name="ce49" table:content-validation-name="val9" office:value-type="string" calcext:value-type="string">
            <text:p>Chuyen tien tu TK BIDV 3840 Sang Tam qua TK BIDV 7655 Sang Tam</text:p>
          </table:table-cell>
          <table:table-cell table:number-columns-repeated="2" table:style-name="ce21" office:value-type="float" office:value="94000000" calcext:value-type="float">
            <text:p>94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9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6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964PNPT</text:p>
          </table:table-cell>
          <table:table-cell table:style-name="ce33" office:value-type="string" calcext:value-type="string">
            <text:p>KLONLINE</text:p>
          </table:table-cell>
          <table:table-cell table:content-validation-name="val7" office:value-type="string" calcext:value-type="string">
            <text:p>PHẠM NGUYỄN PHƯƠNG THẢO</text:p>
          </table:table-cell>
          <table:table-cell table:content-validation-name="val8"/>
          <table:table-cell table:style-name="ce9" office:value-type="string" calcext:value-type="string">
            <text:p>Cty Sáng Tâm hoàn tiền đơn hàng LUGTMDT2HSP2602001(26.02.25) cho Phạm Nguyễn Phương Thảo</text:p>
          </table:table-cell>
          <table:table-cell table:style-name="ce49" office:value-type="string" calcext:value-type="string">
            <text:p>HBK-TKThe :9906700964, tai Vietcombank. ND  C<text:span text:style-name="T2">ty Sang Tam hoan tien don hang LUGTMDT2HSP2602001</text:span><text:span text:style-name="T3">26.02.25 cho Pham Nguyen Phuong Thao                                                            -CTLNHIDO000011263466536-1/2-PMT-002</text:span></text:p>
          </table:table-cell>
          <table:table-cell table:number-columns-repeated="2" table:style-name="ce21" office:value-type="float" office:value="1793000" calcext:value-type="float">
            <text:p>1,793,000</text:p>
          </table:table-cell>
          <table:table-cell table:content-validation-name="val12" office:value-type="string" calcext:value-type="string">
            <text:p>1311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0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6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19" calcext:value-type="date">
            <text:p>19/3/2025</text:p>
          </table:table-cell>
          <table:table-cell table:content-validation-name="val3" office:value-type="string" calcext:value-type="string">
            <text:p>BN/39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50673-VC</text:p>
          </table:table-cell>
          <table:table-cell table:style-name="ce33" office:value-type="string" calcext:value-type="string">
            <text:p>50673-VCTIMESCITY2</text:p>
          </table:table-cell>
          <table:table-cell table:content-validation-name="val7" office:value-type="string" calcext:value-type="string">
            <text:p>CÔNG TY TNHH VẬN HÀNH VINCOM RETAIL</text:p>
          </table:table-cell>
          <table:table-cell table:content-validation-name="val8" office:value-type="string" calcext:value-type="string">
            <text:p>Tòa nhà VP Symphony, Đường Chu Huy Mân, KĐTST Vinhomes Riverside, P.Phúc Lợi, Q.Long Biên, TP.Hà Nội</text:p>
          </table:table-cell>
          <table:table-cell table:content-validation-name="val9" office:value-type="string" calcext:value-type="string">
            <text:p>Cty Sáng Tâm TT tiền cọc thi công gian hàng tại TTTM Vincom Mega Mall Times City (Quầy TN-28) theo TDNT số: TN-28/OTL/TTTM-VMMTC cho Cty Vận Hành Vincom Retail</text:p>
          </table:table-cell>
          <table:table-cell table:style-name="ce49" table:content-validation-name="val9" office:value-type="string" calcext:value-type="string">
            <text:p>Cty Sang Tam TT tien coc thi cong gian hang tai TTTM Vincom Mega Mall Times City Quay TN-28 theo TDNT so: TN-28OTLTTTM-VMMTC cho Cty Van Hanh Vincom Retail</text:p>
          </table:table-cell>
          <table:table-cell table:number-columns-repeated="2" table:style-name="ce21" office:value-type="float" office:value="40000000" calcext:value-type="float">
            <text:p>40,000,000</text:p>
          </table:table-cell>
          <table:table-cell table:content-validation-name="val12" office:value-type="string" calcext:value-type="string">
            <text:p>244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1]" office:value-type="date" office:date-value="2025-03-19" calcext:value-type="date">
            <text:p>3/19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style-name="ce9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style-name="ce9" office:value-type="string" calcext:value-type="string">
            <text:p>Phí cà thẻ (POS 14100333 - GO BRVT)_5777_1</text:p>
          </table:table-cell>
          <table:table-cell table:style-name="ce13" table:content-validation-name="val9" office:value-type="string" calcext:value-type="string">
            <text:p>TT POS 14100333 500379 5777 064217PDO</text:p>
          </table:table-cell>
          <table:table-cell table:number-columns-repeated="2" table:style-name="ce21" office:value-type="float" office:value="3108" calcext:value-type="float">
            <text:p>3,108</text:p>
          </table:table-cell>
          <table:table-cell table:style-name="ce9" office:value-type="float" office:value="3311" calcext:value-type="float">
            <text:p>3311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style-name="ce9" office:value-type="string" calcext:value-type="string">
            <text:p>PHINH_CATHE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7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70307" calcext:value-type="float">
            <text:p>70307</text:p>
          </table:table-cell>
          <table:table-cell table:content-validation-name="val7" office:value-type="string" calcext:value-type="string">
            <text:p>Công Ty Cổ Phần Đầu Tư &amp; Công Nghiệp Tân Tạo</text:p>
          </table:table-cell>
          <table:table-cell table:content-validation-name="val8" office:value-type="string" calcext:value-type="string">
            <text:p>Lô 16, Đường 2, KCN Tân Tạo, P. Tân Tạo A, Q. Bình Tân, TP. HCM</text:p>
          </table:table-cell>
          <table:table-cell table:content-validation-name="val9" office:value-type="string" calcext:value-type="string">
            <text:p>Cty Sáng Tâm TT tiền điện T02.2025 (MKH: ST015) theo TB ngày 26.02.2025 cho Cty Công Nghiệp Tân Tạo</text:p>
          </table:table-cell>
          <table:table-cell table:style-name="ce12" table:content-validation-name="val9" office:value-type="string" calcext:value-type="string">
            <text:p>HBK-TKThe :1903311360003, tai Agribank. ND <text:s/>Cty Sang Tam TT tien dien T02.2025 MKH <text:s/>ST015 theo TB ngay 26.02.2025 cho Cty Cong Nghiep Tan Tao <text:s text:c="48"/>-CTLNHIDO000011253674423-1/2-PMT-002</text:p>
          </table:table-cell>
          <table:table-cell table:style-name="ce36" table:content-validation-name="val10" office:value-type="float" office:value="12576028" calcext:value-type="float">
            <text:p>12,576,028</text:p>
          </table:table-cell>
          <table:table-cell table:style-name="ce36" table:content-validation-name="val11" office:value-type="float" office:value="12576028" calcext:value-type="float">
            <text:p>12,576,028</text:p>
          </table:table-cell>
          <table:table-cell table:style-name="ce9" office:value-type="float" office:value="3311" calcext:value-type="float">
            <text:p>3311</text:p>
          </table:table-cell>
          <table:table-cell table:style-name="ce39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3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4002" calcext:value-type="float">
            <text:p>4002</text:p>
          </table:table-cell>
          <table:table-cell table:content-validation-name="val7" office:value-type="string" calcext:value-type="string">
            <text:p>Công Ty TNHH Phát Triển Phú Mỹ Hưng</text:p>
          </table:table-cell>
          <table:table-cell table:content-validation-name="val8" office:value-type="string" calcext:value-type="string">
            <text:p>801 Nguyễn Văn Linh, P. Tân Phú, Q.7, TP.HCM</text:p>
          </table:table-cell>
          <table:table-cell table:content-validation-name="val9" office:value-type="string" calcext:value-type="string">
            <text:p>Cty Sáng Tâm TT tiền lãi chậm thanh toán T01.2025 tại CRM cho Cty Phú Mỹ Hưng</text:p>
          </table:table-cell>
          <table:table-cell table:style-name="ce12" table:content-validation-name="val9" office:value-type="string" calcext:value-type="string">
            <text:p>REF141A2530705CBCJM B/O 1410393840 CTY TNHH SANG TAM F/O 963880036508 CONG TY TNHH PHAT TRIEN PHU MY HUNG NHH79651001 CTY TNHH SANG TAM TT TIEN LAI CHAM THANH TOAN T01 2025 TAI CRM CHO CTY PHU MY HUNG</text:p>
          </table:table-cell>
          <table:table-cell table:number-columns-repeated="2" table:style-name="ce21" office:value-type="float" office:value="327208" calcext:value-type="float">
            <text:p>327,208</text:p>
          </table:table-cell>
          <table:table-cell table:style-name="ce26" office:value-type="float" office:value="811" calcext:value-type="float">
            <text:p>811</text:p>
          </table:table-cell>
          <table:table-cell table:style-name="ce9" office:value-type="float" office:value="1121114" calcext:value-type="float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4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CRESCENT MALL</text:p>
          </table:table-cell>
          <table:table-cell table:style-name="ce9" office:value-type="string" calcext:value-type="string">
            <text:p>PHA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4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content-validation-name="val9" office:value-type="string" calcext:value-type="string">
            <text:p>Thanh toán CP quảng cáo online theo HĐ 5183407750 cho Google</text:p>
          </table:table-cell>
          <table:table-cell table:style-name="ce14" table:content-validation-name="val9" office:value-type="string" calcext:value-type="string" table:number-columns-spanned="1" table:number-rows-spanned="2">
            <text:p>542726****1112 - 99099999 - 28022025 - 142045 - 375650 - 002000 - 00000018622</text:p>
          </table:table-cell>
          <table:table-cell table:number-columns-repeated="2" table:style-name="ce21" office:value-type="float" office:value="2000000" calcext:value-type="float">
            <text:p>2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5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9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style-name="ce9" office:value-type="string" calcext:value-type="string">
            <text:p>Phí ngân hàng theo HĐ 5183407750 cho Google</text:p>
          </table:table-cell>
          <table:covered-table-cell table:style-name="ce15"/>
          <table:table-cell table:number-columns-repeated="2" table:style-name="ce21" office:value-type="float" office:value="22000" calcext:value-type="float">
            <text:p>22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4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Thanh toán CP quảng cáo online theo số tham chiếu PVWSKKGC42 ngày 03.03.25 cho Facebook</text:p>
          </table:table-cell>
          <table:table-cell table:style-name="ce14" table:content-validation-name="val9" office:value-type="string" calcext:value-type="string" table:number-columns-spanned="1" table:number-rows-spanned="2">
            <text:p>542726****1112 - 37860389 - 03032025 - 121600 - 943416 - 002000 - 52763200000</text:p>
          </table:table-cell>
          <table:table-cell table:number-columns-repeated="2" table:style-name="ce21" office:value-type="float" office:value="21000000" calcext:value-type="float">
            <text:p>21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7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9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Phí ngân hàng theo số tham chiếu PVWSKKGC42 ngày 03.03.25 cho Facebook</text:p>
          </table:table-cell>
          <table:covered-table-cell table:style-name="ce15"/>
          <table:table-cell table:number-columns-repeated="2" table:style-name="ce21" office:value-type="float" office:value="231000" calcext:value-type="float">
            <text:p>231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8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4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6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17666-DIGITALOCEAN</text:p>
          </table:table-cell>
          <table:table-cell table:content-validation-name="val7" office:value-type="string" calcext:value-type="string">
            <text:p>DIGITAL OCEAN LIMITED LIABILITY COMPANY</text:p>
          </table:table-cell>
          <table:table-cell table:content-validation-name="val8" office:value-type="string" calcext:value-type="string">
            <text:p>101 Avenue of the Americas 10th Floor New York, NY 10013 United States</text:p>
          </table:table-cell>
          <table:table-cell table:style-name="ce9" office:value-type="string" calcext:value-type="string">
            <text:p>Thanh toán phí lưu trữ dữ liệu website trên server của Cty Digital Ocean theo HĐ 506384901 cho Cty Digital Ocean</text:p>
          </table:table-cell>
          <table:table-cell table:style-name="ce12" table:content-validation-name="val9" office:value-type="string" calcext:value-type="string">
            <text:p>542726****1112 - KGIQHDDL - 03032025 - 041602 - 525025 - 002000 - 00000020779</text:p>
          </table:table-cell>
          <table:table-cell table:number-columns-repeated="2" table:style-name="ce21" office:value-type="float" office:value="2138997" calcext:value-type="float">
            <text:p>2,138,997</text:p>
          </table:table-cell>
          <table:table-cell table:style-name="ce9" table:content-validation-name="val12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9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H</text:p>
          </table:table-cell>
          <table:table-cell table:style-name="ce9" office:value-type="string" calcext:value-type="string">
            <text:p>LUUTRU SERVER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/>
          <table:table-cell table:content-validation-name="val2" office:value-type="date" office:date-value="2025-03-12" calcext:value-type="date">
            <text:p>12/3/2025</text:p>
          </table:table-cell>
          <table:table-cell table:content-validation-name="val3" office:value-type="string" calcext:value-type="string">
            <text:p>BN/27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 - CHI NHÁNH CHỢ LỚN</text:p>
          </table:table-cell>
          <table:table-cell table:content-validation-name="val8" office:value-type="string" calcext:value-type="string">
            <text:p>49 Kinh Dương Vương, P.12, Q.6, TP. HCM</text:p>
          </table:table-cell>
          <table:table-cell table:content-validation-name="val9" office:value-type="string" calcext:value-type="string">
            <text:p>Phí quản lý tài khoản T03.2025 BIDV (VND)</text:p>
          </table:table-cell>
          <table:table-cell table:style-name="ce12" table:content-validation-name="val9" office:value-type="string" calcext:value-type="string">
            <text:p>PHI QUAN LY TAI KHOAN 141xxx106 T03 2025</text:p>
          </table:table-cell>
          <table:table-cell table:style-name="ce36" table:content-validation-name="val10" office:value-type="float" office:value="55000" calcext:value-type="float">
            <text:p>55,000</text:p>
          </table:table-cell>
          <table:table-cell table:style-name="ce36" table:content-validation-name="val11" office:value-type="float" office:value="55000" calcext:value-type="float">
            <text:p>55,0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0]" office:value-type="date" office:date-value="2025-03-12" calcext:value-type="date">
            <text:p>3/12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QLTK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4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53832" calcext:value-type="float">
            <text:p>53832</text:p>
          </table:table-cell>
          <table:table-cell table:content-validation-name="val7" office:value-type="string" calcext:value-type="string">
            <text:p>Công Ty Cổ Phần Bất Động Sản Việt - Nhật</text:p>
          </table:table-cell>
          <table:table-cell table:content-validation-name="val8" office:value-type="string" calcext:value-type="string">
            <text:p>Số 222 Đường Trần Duy Hưng, Phường Trung Hoà, Quận Cầu Giấy, Thành phố Hà Nội</text:p>
          </table:table-cell>
          <table:table-cell table:style-name="ce9" office:value-type="string" calcext:value-type="string">
            <text:p>Cty Sáng Tâm TT tiền điện T02.2025 tại Go Dĩ An theo HD 255 cho Cty CP BĐS Việt - Nhật</text:p>
          </table:table-cell>
          <table:table-cell table:style-name="ce12" table:content-validation-name="val9" office:value-type="string" calcext:value-type="string">
            <text:p>HBK-TKThe :00097403008012880, tai HSBC. ND <text:s/>Cty Sang Tam TT tien dien T02.2025 tai Go Di An theo HD 255 cho Cty CP BDS Viet - Nhat <text:s text:c="59"/>-CTLNHIDO000011232597964-1/2-PMT-002</text:p>
          </table:table-cell>
          <table:table-cell table:number-columns-repeated="2" table:style-name="ce21" office:value-type="float" office:value="2656997" calcext:value-type="float">
            <text:p>2,656,997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1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0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style-name="ce9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chuyển tiền ST: 2.656.997 đ</text:p>
          </table:table-cell>
          <table:table-cell table:style-name="ce12" table:content-validation-name="val9" office:value-type="string" calcext:value-type="string">
            <text:p>HBK-TKThe :00097403008012880, tai HSBC <text:s text:c="151"/>-CTLNHIDO000011232597964-2/2-FEE-002</text:p>
          </table:table-cell>
          <table:table-cell table:number-columns-repeated="2" table:style-name="ce21" office:value-type="float" office:value="11000" calcext:value-type="float">
            <text:p>11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UN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hết phần nợ gốc khoản vay KU 833976</text:p>
          </table:table-cell>
          <table:table-cell table:style-name="ce16" office:value-type="string" calcext:value-type="string" table:number-columns-spanned="1" table:number-rows-spanned="2">
            <text:p>TAT TOAN 405001833976</text:p>
          </table:table-cell>
          <table:table-cell table:number-columns-repeated="2" table:style-name="ce21" office:value-type="float" office:value="624576008" calcext:value-type="float">
            <text:p>624,576,008</text:p>
          </table:table-cell>
          <table:table-cell table:style-name="ce9" office:value-type="float" office:value="34111" calcext:value-type="float">
            <text:p>341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3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lãi vay khoản vay KU 833976</text:p>
          </table:table-cell>
          <table:covered-table-cell table:style-name="ce17"/>
          <table:table-cell table:number-columns-repeated="2" table:style-name="ce21" office:value-type="float" office:value="472282" calcext:value-type="float">
            <text:p>472,282</text:p>
          </table:table-cell>
          <table:table-cell table:style-name="ce9" office:value-type="float" office:value="6354" calcext:value-type="float">
            <text:p>6354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4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LVAY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BIDV.LC-02190</text:p>
          </table:table-cell>
          <table:table-cell table:content-validation-name="val7" office:value-type="string" calcext:value-type="string">
            <text:p>NGÂN HÀNG TMCP ĐẦU TƯ VÀ PHÁT TRIỂN VIỆT NAM (BIDV) - ACCT LC SỐ LI25B02190</text:p>
          </table:table-cell>
          <table:table-cell table:content-validation-name="val8"/>
          <table:table-cell table:content-validation-name="val9" office:value-type="string" calcext:value-type="string">
            <text:p>Phí mở thư LC số LI25B02190, ST: 16,092.50 USD</text:p>
          </table:table-cell>
          <table:table-cell table:style-name="ce12" table:content-validation-name="val9" office:value-type="string" calcext:value-type="string">
            <text:p>DOKA-NG LI25B02190 3968291 164476 25MD-Y005</text:p>
          </table:table-cell>
          <table:table-cell table:number-columns-repeated="2" table:style-name="ce21" office:value-type="float" office:value="1805300" calcext:value-type="float">
            <text:p>1,805,3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5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 _L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7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GTGT từ 22.02.2025-21.05.2025 tại ĐĐKD Phan Đăng Lưu thay cho Đỗ Thị Kim Dung, GNT ...cho CCT Quận Bình Thạnh</text:p>
          </table:table-cell>
          <table:table-cell table:style-name="ce18" table:content-validation-name="val9" office:value-type="string" calcext:value-type="string" table:number-columns-spanned="1" table:number-rows-spanned="2">
            <text:p>THNS-SCT1553501-USER155282-MST0301559264-NOPTHUE</text:p>
          </table:table-cell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6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9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TNCN từ 22.02.2025-21.05.2025 tại ĐĐKD Phan Đăng Lưu thay cho Đỗ Thị Kim Dung, GNT ...cho CCT Quận Bình Thạnh</text:p>
          </table:table-cell>
          <table:covered-table-cell table:style-name="ce19"/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7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1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6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TTQT ST: 30,000.00 USD (0,20%*30,000.00$ phí CT + 5$ Đp+ 22$ phí our)* 1,1* 25.740 (TGB ngày giao dịch)</text:p>
          </table:table-cell>
          <table:table-cell table:style-name="ce12" table:content-validation-name="val9" office:value-type="string" calcext:value-type="string">
            <text:p>141225030467010 F/O /526185772001 LEATHERMADE PTE LTD /RFB/PMT CTR PI2407001-ANNEX1USD30,000.00</text:p>
          </table:table-cell>
          <table:table-cell table:style-name="ce37" table:content-validation-name="val10" office:value-type="string" calcext:value-type="string">
            <text:p>2,463,318</text:p>
          </table:table-cell>
          <table:table-cell table:style-name="ce37" table:content-validation-name="val11" office:value-type="string" calcext:value-type="string">
            <text:p>2,463,318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8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VP</text:p>
          </table:table-cell>
          <table:table-cell table:style-name="ce9" office:value-type="string" calcext:value-type="string">
            <text:p>PHINH_TTQ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 table:number-rows-repeated="6550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2"/>
          <table:table-cell table:content-validation-name="val7"/>
          <table:table-cell table:content-validation-name="val8"/>
          <table:table-cell table:content-validation-name="val9" table:number-columns-repeated="2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 table:number-rows-repeated="98303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_FilterDatabase" table:base-cell-address="$Sheet1.$A$1" table:cell-range-address="$'Sheet1 (2)'.$A$2:.$AH$2"/>
        </table:named-expressions>
      </table:table>
      <table:table table:name="Sheet2" table:style-name="ta3">
        <table:table-column table:style-name="co18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3" table:style-name="ta4">
        <table:table-column table:style-name="co18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expression table:name="_xlfn_AGGREGATE" table:base-cell-address="$Sheet1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number:min-decimal-places="0" number:min-integer-digits="1" number:grouping="true"/>
      <number:text> ₫</number:text>
    </number:number-style>
    <number:number-style style:name="N134"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₫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₫</number:text>
    </number:number-style>
    <number:number-style style:name="N137"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₫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₫1_-3"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₫1_-3">    </number:text>
    </number:number-style>
    <number:number-style style:name="N142P2" style:volatile="true">
      <number:text loext:blank-width-char="-"> </number:text>
      <number:fill-character> </number:fill-character>
      <number:text loext:blank-width-char="₫2_-4">-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₫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₫ </number:text>
    </number:number-style>
    <number:number-style style:name="N146P2" style:volatile="true">
      <number:text loext:blank-width-char="-"> </number:text>
      <number:fill-character> </number:fill-character>
      <number:text loext:blank-width-char="-3">- ₫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₫1_-3"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₫1_-3">   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₫1_-3">   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₫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₫ </number:text>
    </number:number-style>
    <number:number-style style:name="N15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₫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$</number:text>
      <number:fill-character> </number:fill-character>
      <number:text>- _)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7">
      <number:day number:style="long"/>
      <number:text>/</number:text>
      <number:month/>
      <number:text>/</number:text>
      <number:year number:style="long"/>
    </number:date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8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8P0" style:volatile="true">
      <number:text loext:blank-width-char="("> </number:text>
      <number:fill-character> </number:fill-character>
      <number:number number:decimal-places="1" number:min-decimal-places="1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32">
      <style:table-cell-properties fo:padding="0.028in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29:27.092920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anDS</meta:initial-creator>
    <meta:creation-date>2010-12-22T13:58:36</meta:creation-date>
    <dc:date>2025-06-03T01:16:50.128942398</dc:date>
    <meta:editing-duration>PT16H12M</meta:editing-duration>
    <meta:editing-cycles>5</meta:editing-cycles>
    <meta:generator>LibreOffice/24.8.7.2$Linux_X86_64 LibreOffice_project/f4f281f562fb585d46b0af5755dfe1eb6adc047f</meta:generator>
    <meta:document-statistic meta:table-count="4" meta:cell-count="1116" meta:object-count="0"/>
  </office:meta>
</office:document-meta>
</file>